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63368" calcext:value-type="float">
            <text:p>154.9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41448" calcext:value-type="float">
            <text:p>154.8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384" calcext:value-type="float">
            <text:p>154.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3652" calcext:value-type="float">
            <text:p>155.0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51632" calcext:value-type="float">
            <text:p>155.5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30296" calcext:value-type="float">
            <text:p>155.5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24" calcext:value-type="float">
            <text:p>153.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40408" calcext:value-type="float">
            <text:p>154.1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92552" calcext:value-type="float">
            <text:p>155.2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0228" calcext:value-type="float">
            <text:p>155.4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7556" calcext:value-type="float">
            <text:p>154.9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6888" calcext:value-type="float">
            <text:p>154.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16352" calcext:value-type="float">
            <text:p>155.2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20112" calcext:value-type="float">
            <text:p>154.8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52472" calcext:value-type="float">
            <text:p>154.6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17648" calcext:value-type="float">
            <text:p>154.9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38984" calcext:value-type="float">
            <text:p>154.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6888" calcext:value-type="float">
            <text:p>154.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72512" calcext:value-type="float">
            <text:p>154.9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78024" calcext:value-type="float">
            <text:p>154.8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3172" calcext:value-type="float">
            <text:p>154.7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51176" calcext:value-type="float">
            <text:p>154.9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07336" calcext:value-type="float">
            <text:p>154.7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57856" calcext:value-type="float">
            <text:p>155.0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62072" calcext:value-type="float">
            <text:p>155.2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40152" calcext:value-type="float">
            <text:p>155.1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10384" calcext:value-type="float">
            <text:p>154.7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5176" calcext:value-type="float">
            <text:p>155.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69008" calcext:value-type="float">
            <text:p>154.3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3976" calcext:value-type="float">
            <text:p>154.4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39824" calcext:value-type="float">
            <text:p>154.0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11352" calcext:value-type="float">
            <text:p>153.3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11936" calcext:value-type="float">
            <text:p>153.4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0772" calcext:value-type="float">
            <text:p>153.2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0772" calcext:value-type="float">
            <text:p>153.2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54152" calcext:value-type="float">
            <text:p>152.8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47472" calcext:value-type="float">
            <text:p>152.7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30352" calcext:value-type="float">
            <text:p>152.9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8768" calcext:value-type="float">
            <text:p>152.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02336" calcext:value-type="float">
            <text:p>152.8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9016" calcext:value-type="float">
            <text:p>152.9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97992" calcext:value-type="float">
            <text:p>153.0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02208" calcext:value-type="float">
            <text:p>153.3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16992" calcext:value-type="float">
            <text:p>152.7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93776" calcext:value-type="float">
            <text:p>152.8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27304" calcext:value-type="float">
            <text:p>152.9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01168" calcext:value-type="float">
            <text:p>152.6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95656" calcext:value-type="float">
            <text:p>152.6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13944" calcext:value-type="float">
            <text:p>152.7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292" calcext:value-type="float">
            <text:p>152.9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94488" calcext:value-type="float">
            <text:p>152.4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22504" calcext:value-type="float">
            <text:p>152.6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572" calcext:value-type="float">
            <text:p>152.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89432" calcext:value-type="float">
            <text:p>153.1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36904" calcext:value-type="float">
            <text:p>153.5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80288" calcext:value-type="float">
            <text:p>153.1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18032" calcext:value-type="float">
            <text:p>153.4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7348" calcext:value-type="float">
            <text:p>153.5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6304" calcext:value-type="float">
            <text:p>153.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18488" calcext:value-type="float">
            <text:p>154.0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21536" calcext:value-type="float">
            <text:p>154.0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0688" calcext:value-type="float">
            <text:p>154.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18488" calcext:value-type="float">
            <text:p>154.0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52016" calcext:value-type="float">
            <text:p>154.0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65376" calcext:value-type="float">
            <text:p>154.2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764" calcext:value-type="float">
            <text:p>154.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00784" calcext:value-type="float">
            <text:p>154.1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57528" calcext:value-type="float">
            <text:p>153.9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58112" calcext:value-type="float">
            <text:p>154.0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98904" calcext:value-type="float">
            <text:p>154.2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22704" calcext:value-type="float">
            <text:p>154.2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53184" calcext:value-type="float">
            <text:p>154.2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61032" calcext:value-type="float">
            <text:p>154.5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10384" calcext:value-type="float">
            <text:p>154.7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908" calcext:value-type="float">
            <text:p>154.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242" calcext:value-type="float">
            <text:p>155.5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70708" calcext:value-type="float">
            <text:p>155.7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4612" calcext:value-type="float">
            <text:p>155.6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862528" calcext:value-type="float">
            <text:p>155.8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9288" calcext:value-type="float">
            <text:p>156.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61688" calcext:value-type="float">
            <text:p>156.7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56888" calcext:value-type="float">
            <text:p>156.4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90416" calcext:value-type="float">
            <text:p>156.4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972" calcext:value-type="float">
            <text:p>156.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950664" calcext:value-type="float">
            <text:p>156.9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79264" calcext:value-type="float">
            <text:p>157.1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31208" calcext:value-type="float">
            <text:p>156.7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017976" calcext:value-type="float">
            <text:p>156.0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3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94688" calcext:value-type="float">
            <text:p>154.0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71144" calcext:value-type="float">
            <text:p>153.1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12648" calcext:value-type="float">
            <text:p>153.0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67512" calcext:value-type="float">
            <text:p>153.0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2672" calcext:value-type="float">
            <text:p>152.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98704" calcext:value-type="float">
            <text:p>152.6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92024" calcext:value-type="float">
            <text:p>152.5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7432" calcext:value-type="float">
            <text:p>152.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93904" calcext:value-type="float">
            <text:p>152.3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51232" calcext:value-type="float">
            <text:p>152.3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8476" calcext:value-type="float">
            <text:p>152.3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98248" calcext:value-type="float">
            <text:p>152.0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65304" calcext:value-type="float">
            <text:p>152.1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84304" calcext:value-type="float">
            <text:p>151.7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24512" calcext:value-type="float">
            <text:p>151.9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17704" calcext:value-type="float">
            <text:p>152.3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33656" calcext:value-type="float">
            <text:p>151.9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79248" calcext:value-type="float">
            <text:p>152.4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07392" calcext:value-type="float">
            <text:p>152.1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09144" calcext:value-type="float">
            <text:p>152.4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42088" calcext:value-type="float">
            <text:p>152.3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1232" calcext:value-type="float">
            <text:p>151.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92736" calcext:value-type="float">
            <text:p>152.1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048" calcext:value-type="float">
            <text:p>152.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37288" calcext:value-type="float">
            <text:p>152.0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51944" calcext:value-type="float">
            <text:p>151.9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30024" calcext:value-type="float">
            <text:p>151.8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53112" calcext:value-type="float">
            <text:p>152.1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01296" calcext:value-type="float">
            <text:p>152.1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98248" calcext:value-type="float">
            <text:p>152.0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78664" calcext:value-type="float">
            <text:p>152.3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97664" calcext:value-type="float">
            <text:p>151.9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61088" calcext:value-type="float">
            <text:p>151.9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15368" calcext:value-type="float">
            <text:p>151.9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142" calcext:value-type="float">
            <text:p>151.7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24056" calcext:value-type="float">
            <text:p>151.3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22176" calcext:value-type="float">
            <text:p>151.5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85016" calcext:value-type="float">
            <text:p>151.3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84432" calcext:value-type="float">
            <text:p>151.2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49024" calcext:value-type="float">
            <text:p>151.4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47856" calcext:value-type="float">
            <text:p>151.2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5416" calcext:value-type="float">
            <text:p>150.7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8268" calcext:value-type="float">
            <text:p>150.9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68024" calcext:value-type="float">
            <text:p>151.0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2172" calcext:value-type="float">
            <text:p>150.9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70488" calcext:value-type="float">
            <text:p>150.9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808" calcext:value-type="float">
            <text:p>151.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64848" calcext:value-type="float">
            <text:p>151.5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56872" calcext:value-type="float">
            <text:p>151.7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78792" calcext:value-type="float">
            <text:p>151.8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35536" calcext:value-type="float">
            <text:p>151.7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83008" calcext:value-type="float">
            <text:p>152.0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64848" calcext:value-type="float">
            <text:p>151.5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88064" calcext:value-type="float">
            <text:p>151.3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6-05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73992" calcext:value-type="float">
            <text:p>151.5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44096" calcext:value-type="float">
            <text:p>151.6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24512" calcext:value-type="float">
            <text:p>151.9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75616" calcext:value-type="float">
            <text:p>152.3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12776" calcext:value-type="float">
            <text:p>152.5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32816" calcext:value-type="float">
            <text:p>152.8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48056" calcext:value-type="float">
            <text:p>152.8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7244" calcext:value-type="float">
            <text:p>152.8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26264" calcext:value-type="float">
            <text:p>152.2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6284" calcext:value-type="float">
            <text:p>152.2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10568" calcext:value-type="float">
            <text:p>151.6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94744" calcext:value-type="float">
            <text:p>151.4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52784" calcext:value-type="float">
            <text:p>151.0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66144" calcext:value-type="float">
            <text:p>151.2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00968" calcext:value-type="float">
            <text:p>151.0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98504" calcext:value-type="float">
            <text:p>151.0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5416" calcext:value-type="float">
            <text:p>150.7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7776" calcext:value-type="float">
            <text:p>150.6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26" calcext:value-type="float">
            <text:p>150.3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3404" calcext:value-type="float">
            <text:p>150.4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43312" calcext:value-type="float">
            <text:p>149.9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9304" calcext:value-type="float">
            <text:p>149.8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2256" calcext:value-type="float">
            <text:p>150.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01936" calcext:value-type="float">
            <text:p>149.6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67112" calcext:value-type="float">
            <text:p>149.8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1588" calcext:value-type="float">
            <text:p>149.9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72624" calcext:value-type="float">
            <text:p>149.7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9616" calcext:value-type="float">
            <text:p>150.0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6504" calcext:value-type="float">
            <text:p>150.3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91368" calcext:value-type="float">
            <text:p>150.3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62768" calcext:value-type="float">
            <text:p>150.1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188" calcext:value-type="float">
            <text:p>150.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76712" calcext:value-type="float">
            <text:p>150.4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352" calcext:value-type="float">
            <text:p>150.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7496" calcext:value-type="float">
            <text:p>150.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42728" calcext:value-type="float">
            <text:p>149.8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5492" calcext:value-type="float">
            <text:p>149.8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972" calcext:value-type="float">
            <text:p>150.1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5116" calcext:value-type="float">
            <text:p>150.2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3404" calcext:value-type="float">
            <text:p>150.4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188" calcext:value-type="float">
            <text:p>150.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26" calcext:value-type="float">
            <text:p>150.3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312" calcext:value-type="float">
            <text:p>150.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5416" calcext:value-type="float">
            <text:p>150.7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85144" calcext:value-type="float">
            <text:p>150.8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95" calcext:value-type="float">
            <text:p>150.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83392" calcext:value-type="float">
            <text:p>150.5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65104" calcext:value-type="float">
            <text:p>150.5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832" calcext:value-type="float">
            <text:p>150.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46944" calcext:value-type="float">
            <text:p>150.0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02392" calcext:value-type="float">
            <text:p>150.2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54792" calcext:value-type="float">
            <text:p>150.3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12248" calcext:value-type="float">
            <text:p>149.8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49408" calcext:value-type="float">
            <text:p>149.9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36632" calcext:value-type="float">
            <text:p>149.8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81056" calcext:value-type="float">
            <text:p>150.1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06024" calcext:value-type="float">
            <text:p>150.3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28528" calcext:value-type="float">
            <text:p>150.5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692" calcext:value-type="float">
            <text:p>150.6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69904" calcext:value-type="float">
            <text:p>150.8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79048" calcext:value-type="float">
            <text:p>150.8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8944" calcext:value-type="float">
            <text:p>150.8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7608" calcext:value-type="float">
            <text:p>150.7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15624" calcext:value-type="float">
            <text:p>150.9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5596" calcext:value-type="float">
            <text:p>150.5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1512" calcext:value-type="float">
            <text:p>150.7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91824" calcext:value-type="float">
            <text:p>150.9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88776" calcext:value-type="float">
            <text:p>150.9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4352" calcext:value-type="float">
            <text:p>150.6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55248" calcext:value-type="float">
            <text:p>150.9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87024" calcext:value-type="float">
            <text:p>150.6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71784" calcext:value-type="float">
            <text:p>150.6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8268" calcext:value-type="float">
            <text:p>150.9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48568" calcext:value-type="float">
            <text:p>150.8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3696" calcext:value-type="float">
            <text:p>150.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82096" calcext:value-type="float">
            <text:p>150.8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52784" calcext:value-type="float">
            <text:p>151.0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84688" calcext:value-type="float">
            <text:p>150.2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6192" calcext:value-type="float">
            <text:p>150.1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68864" calcext:value-type="float">
            <text:p>150.1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62768" calcext:value-type="float">
            <text:p>150.1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70744" calcext:value-type="float">
            <text:p>149.9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33584" calcext:value-type="float">
            <text:p>149.8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81768" calcext:value-type="float">
            <text:p>149.7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39096" calcext:value-type="float">
            <text:p>149.7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36048" calcext:value-type="float">
            <text:p>149.7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09784" calcext:value-type="float">
            <text:p>149.9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6192" calcext:value-type="float">
            <text:p>150.1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76712" calcext:value-type="float">
            <text:p>150.4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0408" calcext:value-type="float">
            <text:p>150.3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12704" calcext:value-type="float">
            <text:p>150.4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4928" calcext:value-type="float">
            <text:p>150.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85728" calcext:value-type="float">
            <text:p>150.9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6648" calcext:value-type="float">
            <text:p>150.7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98504" calcext:value-type="float">
            <text:p>151.0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36248" calcext:value-type="float">
            <text:p>151.3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69192" calcext:value-type="float">
            <text:p>151.2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99672" calcext:value-type="float">
            <text:p>151.2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40008" calcext:value-type="float">
            <text:p>150.9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60888" calcext:value-type="float">
            <text:p>150.3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57256" calcext:value-type="float">
            <text:p>150.2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90784" calcext:value-type="float">
            <text:p>150.2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0408" calcext:value-type="float">
            <text:p>150.3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9032" calcext:value-type="float">
            <text:p>149.9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75672" calcext:value-type="float">
            <text:p>149.7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87152" calcext:value-type="float">
            <text:p>150.1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6776" calcext:value-type="float">
            <text:p>150.2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89488" calcext:value-type="float">
            <text:p>150.5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15624" calcext:value-type="float">
            <text:p>150.9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08816" calcext:value-type="float">
            <text:p>151.3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13744" calcext:value-type="float">
            <text:p>151.1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1984" calcext:value-type="float">
            <text:p>151.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06352" calcext:value-type="float">
            <text:p>151.4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9228" calcext:value-type="float">
            <text:p>151.5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2756" calcext:value-type="float">
            <text:p>151.9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70232" calcext:value-type="float">
            <text:p>151.9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93904" calcext:value-type="float">
            <text:p>152.3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45264" calcext:value-type="float">
            <text:p>151.8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42216" calcext:value-type="float">
            <text:p>151.8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74448" calcext:value-type="float">
            <text:p>152.1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43256" calcext:value-type="float">
            <text:p>152.5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9436" calcext:value-type="float">
            <text:p>152.9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73024" calcext:value-type="float">
            <text:p>152.9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98576" calcext:value-type="float">
            <text:p>153.1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35024" calcext:value-type="float">
            <text:p>153.7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61872" calcext:value-type="float">
            <text:p>153.6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18032" calcext:value-type="float">
            <text:p>153.4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75488" calcext:value-type="float">
            <text:p>152.8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45008" calcext:value-type="float">
            <text:p>152.8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58496" calcext:value-type="float">
            <text:p>152.5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28144" calcext:value-type="float">
            <text:p>152.0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68936" calcext:value-type="float">
            <text:p>152.2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90856" calcext:value-type="float">
            <text:p>152.3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65888" calcext:value-type="float">
            <text:p>152.2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2004" calcext:value-type="float">
            <text:p>152.7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63296" calcext:value-type="float">
            <text:p>152.8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97536" calcext:value-type="float">
            <text:p>152.4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01168" calcext:value-type="float">
            <text:p>152.6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89688" calcext:value-type="float">
            <text:p>152.1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82296" calcext:value-type="float">
            <text:p>152.4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40792" calcext:value-type="float">
            <text:p>152.6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5908" calcext:value-type="float">
            <text:p>152.6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82296" calcext:value-type="float">
            <text:p>152.4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78664" calcext:value-type="float">
            <text:p>152.3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88392" calcext:value-type="float">
            <text:p>152.4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12776" calcext:value-type="float">
            <text:p>152.5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1336" calcext:value-type="float">
            <text:p>152.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48056" calcext:value-type="float">
            <text:p>152.8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76656" calcext:value-type="float">
            <text:p>153.0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49352" calcext:value-type="float">
            <text:p>152.5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00584" calcext:value-type="float">
            <text:p>152.5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19456" calcext:value-type="float">
            <text:p>152.6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3528" calcext:value-type="float">
            <text:p>152.4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72568" calcext:value-type="float">
            <text:p>152.3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81" calcext:value-type="float">
            <text:p>152.7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86968" calcext:value-type="float">
            <text:p>153.2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08304" calcext:value-type="float">
            <text:p>153.3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35736" calcext:value-type="float">
            <text:p>153.3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85216" calcext:value-type="float">
            <text:p>152.9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78536" calcext:value-type="float">
            <text:p>152.8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66344" calcext:value-type="float">
            <text:p>152.8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69392" calcext:value-type="float">
            <text:p>152.8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5532" calcext:value-type="float">
            <text:p>153.0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6868" calcext:value-type="float">
            <text:p>153.2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69848" calcext:value-type="float">
            <text:p>153.4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16152" calcext:value-type="float">
            <text:p>153.6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64336" calcext:value-type="float">
            <text:p>153.5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39952" calcext:value-type="float">
            <text:p>153.5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39952" calcext:value-type="float">
            <text:p>153.5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5156" calcext:value-type="float">
            <text:p>153.4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00912" calcext:value-type="float">
            <text:p>153.6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62456" calcext:value-type="float">
            <text:p>153.7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33144" calcext:value-type="float">
            <text:p>153.9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31848" calcext:value-type="float">
            <text:p>154.2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1408" calcext:value-type="float">
            <text:p>154.5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80488" calcext:value-type="float">
            <text:p>154.7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26792" calcext:value-type="float">
            <text:p>154.9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89048" calcext:value-type="float">
            <text:p>154.6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3224" calcext:value-type="float">
            <text:p>154.5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65832" calcext:value-type="float">
            <text:p>154.8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63952" calcext:value-type="float">
            <text:p>155.0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1752" calcext:value-type="float">
            <text:p>155.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12592" calcext:value-type="float">
            <text:p>155.6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29256" calcext:value-type="float">
            <text:p>154.8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0604" calcext:value-type="float">
            <text:p>155.0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04744" calcext:value-type="float">
            <text:p>155.3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740608" calcext:value-type="float">
            <text:p>155.7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841192" calcext:value-type="float">
            <text:p>155.8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816808" calcext:value-type="float">
            <text:p>155.8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92552" calcext:value-type="float">
            <text:p>155.2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22448" calcext:value-type="float">
            <text:p>155.2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35808" calcext:value-type="float">
            <text:p>155.4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5468" calcext:value-type="float">
            <text:p>155.5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865576" calcext:value-type="float">
            <text:p>155.8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1564" calcext:value-type="float">
            <text:p>155.6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48" calcext:value-type="float">
            <text:p>155.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99232" calcext:value-type="float">
            <text:p>155.3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96184" calcext:value-type="float">
            <text:p>155.3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42488" calcext:value-type="float">
            <text:p>155.5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749752" calcext:value-type="float">
            <text:p>155.7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825952" calcext:value-type="float">
            <text:p>155.8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9184" calcext:value-type="float">
            <text:p>155.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80944" calcext:value-type="float">
            <text:p>155.3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194" calcext:value-type="float">
            <text:p>155.2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7848" calcext:value-type="float">
            <text:p>155.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972256" calcext:value-type="float">
            <text:p>155.9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09416" calcext:value-type="float">
            <text:p>156.1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55136" calcext:value-type="float">
            <text:p>156.1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36848" calcext:value-type="float">
            <text:p>156.1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15512" calcext:value-type="float">
            <text:p>156.1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941776" calcext:value-type="float">
            <text:p>155.9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67456" calcext:value-type="float">
            <text:p>155.6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914344" calcext:value-type="float">
            <text:p>155.9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766" calcext:value-type="float">
            <text:p>155.6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97352" calcext:value-type="float">
            <text:p>155.5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82112" calcext:value-type="float">
            <text:p>155.5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6324" calcext:value-type="float">
            <text:p>155.4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3548" calcext:value-type="float">
            <text:p>154.3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48256" calcext:value-type="float">
            <text:p>154.4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456" calcext:value-type="float">
            <text:p>154.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836" calcext:value-type="float">
            <text:p>154.5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19528" calcext:value-type="float">
            <text:p>154.7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6596" calcext:value-type="float">
            <text:p>154.3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0928" calcext:value-type="float">
            <text:p>154.4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0928" calcext:value-type="float">
            <text:p>154.4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4352" calcext:value-type="float">
            <text:p>154.4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84704" calcext:value-type="float">
            <text:p>154.9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97736" calcext:value-type="float">
            <text:p>154.0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55064" calcext:value-type="float">
            <text:p>154.0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92224" calcext:value-type="float">
            <text:p>154.1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33272" calcext:value-type="float">
            <text:p>153.4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37488" calcext:value-type="float">
            <text:p>153.6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0928" calcext:value-type="float">
            <text:p>154.4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40864" calcext:value-type="float">
            <text:p>154.7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77568" calcext:value-type="float">
            <text:p>154.2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3976" calcext:value-type="float">
            <text:p>154.4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7828" calcext:value-type="float">
            <text:p>153.8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81912" calcext:value-type="float">
            <text:p>153.9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3924" calcext:value-type="float">
            <text:p>153.9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22704" calcext:value-type="float">
            <text:p>154.2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69008" calcext:value-type="float">
            <text:p>154.3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80032" calcext:value-type="float">
            <text:p>154.1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69008" calcext:value-type="float">
            <text:p>154.3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48968" calcext:value-type="float">
            <text:p>154.0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812" calcext:value-type="float">
            <text:p>154.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48256" calcext:value-type="float">
            <text:p>154.4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92808" calcext:value-type="float">
            <text:p>154.2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01496" calcext:value-type="float">
            <text:p>153.7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26464" calcext:value-type="float">
            <text:p>153.8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59408" calcext:value-type="float">
            <text:p>153.7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1064" calcext:value-type="float">
            <text:p>153.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7828" calcext:value-type="float">
            <text:p>153.8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97152" calcext:value-type="float">
            <text:p>153.9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89888" calcext:value-type="float">
            <text:p>153.7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72896" calcext:value-type="float">
            <text:p>153.4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3632" calcext:value-type="float">
            <text:p>153.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68096" calcext:value-type="float">
            <text:p>153.1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43128" calcext:value-type="float">
            <text:p>153.0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12064" calcext:value-type="float">
            <text:p>152.9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58496" calcext:value-type="float">
            <text:p>152.5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77496" calcext:value-type="float">
            <text:p>152.1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89816" calcext:value-type="float">
            <text:p>151.6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56744" calcext:value-type="float">
            <text:p>152.2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23216" calcext:value-type="float">
            <text:p>152.2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98832" calcext:value-type="float">
            <text:p>152.1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40336" calcext:value-type="float">
            <text:p>152.0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048" calcext:value-type="float">
            <text:p>152.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93192" calcext:value-type="float">
            <text:p>152.7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3528" calcext:value-type="float">
            <text:p>152.4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18872" calcext:value-type="float">
            <text:p>152.5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81712" calcext:value-type="float">
            <text:p>152.3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522" calcext:value-type="float">
            <text:p>150.9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25352" calcext:value-type="float">
            <text:p>151.0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2464" calcext:value-type="float">
            <text:p>151.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58752" calcext:value-type="float">
            <text:p>151.5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67896" calcext:value-type="float">
            <text:p>151.5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42928" calcext:value-type="float">
            <text:p>151.4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7036" calcext:value-type="float">
            <text:p>151.4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14912" calcext:value-type="float">
            <text:p>151.3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29568" calcext:value-type="float">
            <text:p>151.2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6076" calcext:value-type="float">
            <text:p>150.8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73664" calcext:value-type="float">
            <text:p>150.4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28528" calcext:value-type="float">
            <text:p>150.5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712" calcext:value-type="float">
            <text:p>150.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57256" calcext:value-type="float">
            <text:p>150.2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3144" calcext:value-type="float">
            <text:p>150.1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5648" calcext:value-type="float">
            <text:p>150.3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8696" calcext:value-type="float">
            <text:p>150.3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72952" calcext:value-type="float">
            <text:p>150.8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282" calcext:value-type="float">
            <text:p>149.4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3488" calcext:value-type="float">
            <text:p>149.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234" calcext:value-type="float">
            <text:p>149.1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948" calcext:value-type="float">
            <text:p>148.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4384" calcext:value-type="float">
            <text:p>148.6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47328" calcext:value-type="float">
            <text:p>148.5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4656" calcext:value-type="float">
            <text:p>148.5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22232" calcext:value-type="float">
            <text:p>148.9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9832" calcext:value-type="float">
            <text:p>148.7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5824" calcext:value-type="float">
            <text:p>148.7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85072" calcext:value-type="float">
            <text:p>148.7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10624" calcext:value-type="float">
            <text:p>149.0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1168" calcext:value-type="float">
            <text:p>148.7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0816" calcext:value-type="float">
            <text:p>149.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92208" calcext:value-type="float">
            <text:p>149.4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4156" calcext:value-type="float">
            <text:p>149.6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17176" calcext:value-type="float">
            <text:p>149.6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6348" calcext:value-type="float">
            <text:p>149.7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45776" calcext:value-type="float">
            <text:p>149.8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6192" calcext:value-type="float">
            <text:p>150.1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8644" calcext:value-type="float">
            <text:p>150.5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7232" calcext:value-type="float">
            <text:p>150.8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1888" calcext:value-type="float">
            <text:p>150.7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58296" calcext:value-type="float">
            <text:p>150.9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3264" calcext:value-type="float">
            <text:p>151.0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55704" calcext:value-type="float">
            <text:p>151.5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36704" calcext:value-type="float">
            <text:p>151.9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19" calcext:value-type="float">
            <text:p>152.0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7516" calcext:value-type="float">
            <text:p>151.7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92152" calcext:value-type="float">
            <text:p>152.0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15952" calcext:value-type="float">
            <text:p>152.0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14784" calcext:value-type="float">
            <text:p>151.8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03176" calcext:value-type="float">
            <text:p>151.9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31776" calcext:value-type="float">
            <text:p>152.1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45848" calcext:value-type="float">
            <text:p>151.9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91568" calcext:value-type="float">
            <text:p>151.9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428" calcext:value-type="float">
            <text:p>151.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08688" calcext:value-type="float">
            <text:p>151.8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39168" calcext:value-type="float">
            <text:p>151.8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0564" calcext:value-type="float">
            <text:p>151.8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55704" calcext:value-type="float">
            <text:p>151.5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34952" calcext:value-type="float">
            <text:p>151.6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08232" calcext:value-type="float">
            <text:p>151.2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52072" calcext:value-type="float">
            <text:p>151.4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52784" calcext:value-type="float">
            <text:p>151.0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72952" calcext:value-type="float">
            <text:p>150.8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6752" calcext:value-type="float">
            <text:p>150.7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88192" calcext:value-type="float">
            <text:p>150.8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40008" calcext:value-type="float">
            <text:p>150.9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61344" calcext:value-type="float">
            <text:p>150.9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06608" calcext:value-type="float">
            <text:p>150.4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58424" calcext:value-type="float">
            <text:p>150.4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89488" calcext:value-type="float">
            <text:p>150.5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8268" calcext:value-type="float">
            <text:p>150.9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6264" calcext:value-type="float">
            <text:p>150.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16336" calcext:value-type="float">
            <text:p>150.5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3456" calcext:value-type="float">
            <text:p>150.3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188" calcext:value-type="float">
            <text:p>150.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48112" calcext:value-type="float">
            <text:p>150.2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52456" calcext:value-type="float">
            <text:p>149.9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32288" calcext:value-type="float">
            <text:p>150.1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3456" calcext:value-type="float">
            <text:p>150.3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21848" calcext:value-type="float">
            <text:p>150.4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1032" calcext:value-type="float">
            <text:p>150.7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4072" calcext:value-type="float">
            <text:p>150.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0472" calcext:value-type="float">
            <text:p>150.0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05568" calcext:value-type="float">
            <text:p>149.7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4752" calcext:value-type="float">
            <text:p>150.0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14128" calcext:value-type="float">
            <text:p>149.6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42856" calcext:value-type="float">
            <text:p>149.3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12376" calcext:value-type="float">
            <text:p>149.3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28784" calcext:value-type="float">
            <text:p>149.5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33712" calcext:value-type="float">
            <text:p>149.3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69704" calcext:value-type="float">
            <text:p>149.2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59264" calcext:value-type="float">
            <text:p>149.5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76384" calcext:value-type="float">
            <text:p>149.3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0016" calcext:value-type="float">
            <text:p>149.4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46032" calcext:value-type="float">
            <text:p>148.8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2528" calcext:value-type="float">
            <text:p>148.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16848" calcext:value-type="float">
            <text:p>148.5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74176" calcext:value-type="float">
            <text:p>148.4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4512" calcext:value-type="float">
            <text:p>148.1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31048" calcext:value-type="float">
            <text:p>147.8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68336" calcext:value-type="float">
            <text:p>147.4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51216" calcext:value-type="float">
            <text:p>147.6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7728" calcext:value-type="float">
            <text:p>147.9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4408" calcext:value-type="float">
            <text:p>148.0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424" calcext:value-type="float">
            <text:p>148.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6264" calcext:value-type="float">
            <text:p>148.4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7832" calcext:value-type="float">
            <text:p>148.0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24824" calcext:value-type="float">
            <text:p>148.3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22944" calcext:value-type="float">
            <text:p>148.5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0272" calcext:value-type="float">
            <text:p>148.4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58936" calcext:value-type="float">
            <text:p>148.4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332" calcext:value-type="float">
            <text:p>148.4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5472" calcext:value-type="float">
            <text:p>148.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88248" calcext:value-type="float">
            <text:p>148.2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82152" calcext:value-type="float">
            <text:p>148.2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3092" calcext:value-type="float">
            <text:p>148.3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7704" calcext:value-type="float">
            <text:p>148.5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15552" calcext:value-type="float">
            <text:p>148.8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06536" calcext:value-type="float">
            <text:p>148.3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09584" calcext:value-type="float">
            <text:p>148.3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16848" calcext:value-type="float">
            <text:p>148.5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6304" calcext:value-type="float">
            <text:p>148.7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54592" calcext:value-type="float">
            <text:p>148.7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432" calcext:value-type="float">
            <text:p>148.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0688" calcext:value-type="float">
            <text:p>148.7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2528" calcext:value-type="float">
            <text:p>148.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5848" calcext:value-type="float">
            <text:p>148.1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62568" calcext:value-type="float">
            <text:p>148.5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3344" calcext:value-type="float">
            <text:p>147.9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3072" calcext:value-type="float">
            <text:p>148.0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41688" calcext:value-type="float">
            <text:p>149.1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28912" calcext:value-type="float">
            <text:p>149.0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99016" calcext:value-type="float">
            <text:p>149.0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29496" calcext:value-type="float">
            <text:p>149.1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09328" calcext:value-type="float">
            <text:p>149.3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336" calcext:value-type="float">
            <text:p>148.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3424" calcext:value-type="float">
            <text:p>148.5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3424" calcext:value-type="float">
            <text:p>148.5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7392" calcext:value-type="float">
            <text:p>148.2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5284" calcext:value-type="float">
            <text:p>148.4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76056" calcext:value-type="float">
            <text:p>148.2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85784" calcext:value-type="float">
            <text:p>148.3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3216" calcext:value-type="float">
            <text:p>148.4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852" calcext:value-type="float">
            <text:p>148.1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73136" calcext:value-type="float">
            <text:p>147.7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35976" calcext:value-type="float">
            <text:p>147.6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12176" calcext:value-type="float">
            <text:p>147.7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64704" calcext:value-type="float">
            <text:p>147.3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62824" calcext:value-type="float">
            <text:p>147.5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12176" calcext:value-type="float">
            <text:p>147.7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84744" calcext:value-type="float">
            <text:p>147.6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11008" calcext:value-type="float">
            <text:p>147.5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46416" calcext:value-type="float">
            <text:p>147.3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63408" calcext:value-type="float">
            <text:p>147.6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48296" calcext:value-type="float">
            <text:p>147.1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6036" calcext:value-type="float">
            <text:p>147.6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88504" calcext:value-type="float">
            <text:p>147.2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22616" calcext:value-type="float">
            <text:p>147.4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14056" calcext:value-type="float">
            <text:p>147.5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994" calcext:value-type="float">
            <text:p>147.5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8" calcext:value-type="float">
            <text:p>147.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0608" calcext:value-type="float">
            <text:p>147.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3072" calcext:value-type="float">
            <text:p>148.0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4032" calcext:value-type="float">
            <text:p>148.0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55888" calcext:value-type="float">
            <text:p>148.4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62" calcext:value-type="float">
            <text:p>148.6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096" calcext:value-type="float">
            <text:p>148.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90456" calcext:value-type="float">
            <text:p>149.1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89288" calcext:value-type="float">
            <text:p>148.9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16592" calcext:value-type="float">
            <text:p>149.5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93376" calcext:value-type="float">
            <text:p>149.6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31832" calcext:value-type="float">
            <text:p>149.5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33" calcext:value-type="float">
            <text:p>149.7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26904" calcext:value-type="float">
            <text:p>149.7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6192" calcext:value-type="float">
            <text:p>150.1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09072" calcext:value-type="float">
            <text:p>150.3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70032" calcext:value-type="float">
            <text:p>150.3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68736" calcext:value-type="float">
            <text:p>150.6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66856" calcext:value-type="float">
            <text:p>150.8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18088" calcext:value-type="float">
            <text:p>150.8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2264" calcext:value-type="float">
            <text:p>150.7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8944" calcext:value-type="float">
            <text:p>150.8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95912" calcext:value-type="float">
            <text:p>151.6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66928" calcext:value-type="float">
            <text:p>152.9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98704" calcext:value-type="float">
            <text:p>152.6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03888" calcext:value-type="float">
            <text:p>151.5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0072" calcext:value-type="float">
            <text:p>150.6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4824" calcext:value-type="float">
            <text:p>149.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77552" calcext:value-type="float">
            <text:p>149.5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17176" calcext:value-type="float">
            <text:p>149.6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44608" calcext:value-type="float">
            <text:p>149.6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18472" calcext:value-type="float">
            <text:p>149.3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9584" calcext:value-type="float">
            <text:p>149.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3064" calcext:value-type="float">
            <text:p>149.4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58552" calcext:value-type="float">
            <text:p>149.9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36632" calcext:value-type="float">
            <text:p>149.8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5784" calcext:value-type="float">
            <text:p>150.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712" calcext:value-type="float">
            <text:p>150.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4352" calcext:value-type="float">
            <text:p>150.6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52784" calcext:value-type="float">
            <text:p>151.0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52072" calcext:value-type="float">
            <text:p>151.4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4468" calcext:value-type="float">
            <text:p>151.7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19128" calcext:value-type="float">
            <text:p>151.5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666" calcext:value-type="float">
            <text:p>151.8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67056" calcext:value-type="float">
            <text:p>152.4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49224" calcext:value-type="float">
            <text:p>153.0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2776" calcext:value-type="float">
            <text:p>153.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13816" calcext:value-type="float">
            <text:p>153.2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80288" calcext:value-type="float">
            <text:p>153.1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04672" calcext:value-type="float">
            <text:p>153.2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19912" calcext:value-type="float">
            <text:p>153.2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40664" calcext:value-type="float">
            <text:p>153.1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8664" calcext:value-type="float">
            <text:p>152.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40336" calcext:value-type="float">
            <text:p>152.0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15368" calcext:value-type="float">
            <text:p>151.9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70032" calcext:value-type="float">
            <text:p>150.3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3016" calcext:value-type="float">
            <text:p>150.6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54208" calcext:value-type="float">
            <text:p>150.2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168" calcext:value-type="float">
            <text:p>150.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45392" calcext:value-type="float">
            <text:p>151.3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20296" calcext:value-type="float">
            <text:p>151.7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11608" calcext:value-type="float">
            <text:p>152.3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43256" calcext:value-type="float">
            <text:p>152.5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61544" calcext:value-type="float">
            <text:p>152.5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12704" calcext:value-type="float">
            <text:p>150.4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6784" calcext:value-type="float">
            <text:p>148.7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7288" calcext:value-type="float">
            <text:p>148.2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39024" calcext:value-type="float">
            <text:p>147.6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3844" calcext:value-type="float">
            <text:p>147.5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90256" calcext:value-type="float">
            <text:p>147.5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9168" calcext:value-type="float">
            <text:p>148.0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6096" calcext:value-type="float">
            <text:p>148.5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2384" calcext:value-type="float">
            <text:p>147.8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65616" calcext:value-type="float">
            <text:p>148.5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7664" calcext:value-type="float">
            <text:p>148.1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28128" calcext:value-type="float">
            <text:p>147.3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10424" calcext:value-type="float">
            <text:p>147.4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5556" calcext:value-type="float">
            <text:p>147.3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2884" calcext:value-type="float">
            <text:p>146.9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31888" calcext:value-type="float">
            <text:p>146.9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01536" calcext:value-type="float">
            <text:p>146.4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54648" calcext:value-type="float">
            <text:p>146.1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85128" calcext:value-type="float">
            <text:p>146.1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57696" calcext:value-type="float">
            <text:p>146.1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52312" calcext:value-type="float">
            <text:p>145.7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71312" calcext:value-type="float">
            <text:p>145.3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4096" calcext:value-type="float">
            <text:p>144.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83504" calcext:value-type="float">
            <text:p>145.3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44464" calcext:value-type="float">
            <text:p>145.4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28512" calcext:value-type="float">
            <text:p>145.8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40248" calcext:value-type="float">
            <text:p>145.2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43296" calcext:value-type="float">
            <text:p>145.2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64048" calcext:value-type="float">
            <text:p>145.1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79872" calcext:value-type="float">
            <text:p>145.2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90896" calcext:value-type="float">
            <text:p>145.0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92776" calcext:value-type="float">
            <text:p>144.8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93944" calcext:value-type="float">
            <text:p>145.0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48224" calcext:value-type="float">
            <text:p>145.0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65928" calcext:value-type="float">
            <text:p>144.9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92064" calcext:value-type="float">
            <text:p>145.2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53024" calcext:value-type="float">
            <text:p>145.3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27344" calcext:value-type="float">
            <text:p>145.6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56656" calcext:value-type="float">
            <text:p>145.4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15152" calcext:value-type="float">
            <text:p>145.6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88304" calcext:value-type="float">
            <text:p>145.6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2676" calcext:value-type="float">
            <text:p>145.5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23" calcext:value-type="float">
            <text:p>145.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06008" calcext:value-type="float">
            <text:p>145.6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9252" calcext:value-type="float">
            <text:p>145.8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60872" calcext:value-type="float">
            <text:p>145.6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64504" calcext:value-type="float">
            <text:p>145.7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14568" calcext:value-type="float">
            <text:p>145.5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19368" calcext:value-type="float">
            <text:p>145.8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74232" calcext:value-type="float">
            <text:p>145.8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8208" calcext:value-type="float">
            <text:p>146.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89344" calcext:value-type="float">
            <text:p>146.3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5828" calcext:value-type="float">
            <text:p>146.2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77152" calcext:value-type="float">
            <text:p>146.3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84544" calcext:value-type="float">
            <text:p>146.0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81368" calcext:value-type="float">
            <text:p>146.5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10096" calcext:value-type="float">
            <text:p>146.3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61328" calcext:value-type="float">
            <text:p>146.2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38112" calcext:value-type="float">
            <text:p>146.4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22872" calcext:value-type="float">
            <text:p>146.4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26376" calcext:value-type="float">
            <text:p>147.0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86752" calcext:value-type="float">
            <text:p>146.9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57568" calcext:value-type="float">
            <text:p>146.6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83704" calcext:value-type="float">
            <text:p>146.9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92136" calcext:value-type="float">
            <text:p>147.3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80528" calcext:value-type="float">
            <text:p>147.4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00568" calcext:value-type="float">
            <text:p>147.8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9272" calcext:value-type="float">
            <text:p>148.0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3256" calcext:value-type="float">
            <text:p>148.7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3196" calcext:value-type="float">
            <text:p>149.0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59392" calcext:value-type="float">
            <text:p>149.0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44024" calcext:value-type="float">
            <text:p>149.5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712" calcext:value-type="float">
            <text:p>148.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8768" calcext:value-type="float">
            <text:p>148.6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7744" calcext:value-type="float">
            <text:p>148.8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952" calcext:value-type="float">
            <text:p>148.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712" calcext:value-type="float">
            <text:p>148.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0376" calcext:value-type="float">
            <text:p>148.5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096" calcext:value-type="float">
            <text:p>148.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43568" calcext:value-type="float">
            <text:p>148.9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54592" calcext:value-type="float">
            <text:p>148.7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80144" calcext:value-type="float">
            <text:p>148.9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63608" calcext:value-type="float">
            <text:p>149.2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42144" calcext:value-type="float">
            <text:p>149.7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71912" calcext:value-type="float">
            <text:p>150.1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2548" calcext:value-type="float">
            <text:p>150.5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79048" calcext:value-type="float">
            <text:p>150.8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71784" calcext:value-type="float">
            <text:p>150.6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4184" calcext:value-type="float">
            <text:p>150.8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63808" calcext:value-type="float">
            <text:p>150.8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18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44224" calcext:value-type="float">
            <text:p>151.1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13744" calcext:value-type="float">
            <text:p>151.1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25352" calcext:value-type="float">
            <text:p>151.0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18672" calcext:value-type="float">
            <text:p>150.9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70488" calcext:value-type="float">
            <text:p>150.9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05184" calcext:value-type="float">
            <text:p>151.2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3508" calcext:value-type="float">
            <text:p>151.1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88776" calcext:value-type="float">
            <text:p>150.9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34952" calcext:value-type="float">
            <text:p>151.6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26392" calcext:value-type="float">
            <text:p>151.7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52656" calcext:value-type="float">
            <text:p>151.5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6848" calcext:value-type="float">
            <text:p>151.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45264" calcext:value-type="float">
            <text:p>151.8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1232" calcext:value-type="float">
            <text:p>151.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48184" calcext:value-type="float">
            <text:p>152.3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73152" calcext:value-type="float">
            <text:p>152.4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9016" calcext:value-type="float">
            <text:p>152.9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5532" calcext:value-type="float">
            <text:p>153.0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83336" calcext:value-type="float">
            <text:p>153.1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15696" calcext:value-type="float">
            <text:p>153.0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67512" calcext:value-type="float">
            <text:p>153.0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292" calcext:value-type="float">
            <text:p>152.9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9-2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93648" calcext:value-type="float">
            <text:p>153.3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4552" calcext:value-type="float">
            <text:p>150.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74832" calcext:value-type="float">
            <text:p>150.6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6776" calcext:value-type="float">
            <text:p>150.2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43896" calcext:value-type="float">
            <text:p>150.0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57968" calcext:value-type="float">
            <text:p>149.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18344" calcext:value-type="float">
            <text:p>149.8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2632" calcext:value-type="float">
            <text:p>149.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996" calcext:value-type="float">
            <text:p>149.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57512" calcext:value-type="float">
            <text:p>149.2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1736" calcext:value-type="float">
            <text:p>148.0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6872" calcext:value-type="float">
            <text:p>147.9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372" calcext:value-type="float">
            <text:p>147.8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6224" calcext:value-type="float">
            <text:p>147.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77608" calcext:value-type="float">
            <text:p>146.9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93432" calcext:value-type="float">
            <text:p>147.0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8312" calcext:value-type="float">
            <text:p>146.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89216" calcext:value-type="float">
            <text:p>146.8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89928" calcext:value-type="float">
            <text:p>146.4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1256" calcext:value-type="float">
            <text:p>146.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07888" calcext:value-type="float">
            <text:p>145.4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9712" calcext:value-type="float">
            <text:p>144.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04968" calcext:value-type="float">
            <text:p>144.9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92192" calcext:value-type="float">
            <text:p>144.7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8728" calcext:value-type="float">
            <text:p>144.5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45888" calcext:value-type="float">
            <text:p>144.6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94784" calcext:value-type="float">
            <text:p>144.1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0528" calcext:value-type="float">
            <text:p>143.6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6856" calcext:value-type="float">
            <text:p>143.2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06064" calcext:value-type="float">
            <text:p>143.0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0304" calcext:value-type="float">
            <text:p>142.6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57168" calcext:value-type="float">
            <text:p>143.4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5412" calcext:value-type="float">
            <text:p>143.4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8504" calcext:value-type="float">
            <text:p>143.4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4016" calcext:value-type="float">
            <text:p>143.3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85896" calcext:value-type="float">
            <text:p>143.1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64688" calcext:value-type="float">
            <text:p>142.6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65984" calcext:value-type="float">
            <text:p>142.3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3304" calcext:value-type="float">
            <text:p>142.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64816" calcext:value-type="float">
            <text:p>142.1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37384" calcext:value-type="float">
            <text:p>142.1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27072" calcext:value-type="float">
            <text:p>141.9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57552" calcext:value-type="float">
            <text:p>141.9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55216" calcext:value-type="float">
            <text:p>141.5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9704" calcext:value-type="float">
            <text:p>141.6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082" calcext:value-type="float">
            <text:p>141.8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8848" calcext:value-type="float">
            <text:p>141.6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3336" calcext:value-type="float">
            <text:p>141.7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8328" calcext:value-type="float">
            <text:p>141.3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5992" calcext:value-type="float">
            <text:p>140.9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9792" calcext:value-type="float">
            <text:p>140.8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9568" calcext:value-type="float">
            <text:p>140.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68248" calcext:value-type="float">
            <text:p>140.6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4448" calcext:value-type="float">
            <text:p>140.7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9648" calcext:value-type="float">
            <text:p>140.4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2216" calcext:value-type="float">
            <text:p>140.4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3072" calcext:value-type="float">
            <text:p>140.4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56" calcext:value-type="float">
            <text:p>140.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66624" calcext:value-type="float">
            <text:p>139.8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27128" calcext:value-type="float">
            <text:p>139.3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00992" calcext:value-type="float">
            <text:p>139.0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7672" calcext:value-type="float">
            <text:p>139.1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3744" calcext:value-type="float">
            <text:p>139.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95352" calcext:value-type="float">
            <text:p>139.5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62408" calcext:value-type="float">
            <text:p>139.6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416" calcext:value-type="float">
            <text:p>139.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04" calcext:value-type="float">
            <text:p>140.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22528" calcext:value-type="float">
            <text:p>140.6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06376" calcext:value-type="float">
            <text:p>139.4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77064" calcext:value-type="float">
            <text:p>139.5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47752" calcext:value-type="float">
            <text:p>139.7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984" calcext:value-type="float">
            <text:p>139.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11888" calcext:value-type="float">
            <text:p>139.3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07544" calcext:value-type="float">
            <text:p>139.6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41072" calcext:value-type="float">
            <text:p>139.6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132" calcext:value-type="float">
            <text:p>140.1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4472" calcext:value-type="float">
            <text:p>140.1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5704" calcext:value-type="float">
            <text:p>140.1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0632" calcext:value-type="float">
            <text:p>139.9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01448" calcext:value-type="float">
            <text:p>139.6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8796" calcext:value-type="float">
            <text:p>139.8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23952" calcext:value-type="float">
            <text:p>139.8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7416" calcext:value-type="float">
            <text:p>140.1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2448" calcext:value-type="float">
            <text:p>139.9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228" calcext:value-type="float">
            <text:p>140.1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4472" calcext:value-type="float">
            <text:p>140.1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36144" calcext:value-type="float">
            <text:p>139.8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2072" calcext:value-type="float">
            <text:p>140.0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45744" calcext:value-type="float">
            <text:p>140.4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3384" calcext:value-type="float">
            <text:p>140.6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13968" calcext:value-type="float">
            <text:p>140.7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32512" calcext:value-type="float">
            <text:p>139.7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05664" calcext:value-type="float">
            <text:p>139.8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04496" calcext:value-type="float">
            <text:p>139.6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0632" calcext:value-type="float">
            <text:p>139.9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02032" calcext:value-type="float">
            <text:p>139.7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04496" calcext:value-type="float">
            <text:p>139.6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05536" calcext:value-type="float">
            <text:p>140.3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08584" calcext:value-type="float">
            <text:p>140.3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4784" calcext:value-type="float">
            <text:p>140.3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76808" calcext:value-type="float">
            <text:p>140.5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98728" calcext:value-type="float">
            <text:p>140.6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59104" calcext:value-type="float">
            <text:p>140.6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98728" calcext:value-type="float">
            <text:p>140.6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18" calcext:value-type="float">
            <text:p>140.1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036" calcext:value-type="float">
            <text:p>140.0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1048" calcext:value-type="float">
            <text:p>140.2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5264" calcext:value-type="float">
            <text:p>140.4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088" calcext:value-type="float">
            <text:p>140.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79272" calcext:value-type="float">
            <text:p>140.4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8352" calcext:value-type="float">
            <text:p>140.7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07872" calcext:value-type="float">
            <text:p>140.7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2032" calcext:value-type="float">
            <text:p>139.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55984" calcext:value-type="float">
            <text:p>138.5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496" calcext:value-type="float">
            <text:p>138.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22912" calcext:value-type="float">
            <text:p>139.1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34392" calcext:value-type="float">
            <text:p>139.5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65584" calcext:value-type="float">
            <text:p>139.1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34976" calcext:value-type="float">
            <text:p>139.6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2864" calcext:value-type="float">
            <text:p>140.2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0776" calcext:value-type="float">
            <text:p>140.3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7352" calcext:value-type="float">
            <text:p>140.3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40232" calcext:value-type="float">
            <text:p>140.5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6496" calcext:value-type="float">
            <text:p>140.3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5264" calcext:value-type="float">
            <text:p>140.4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2112" calcext:value-type="float">
            <text:p>140.3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70712" calcext:value-type="float">
            <text:p>140.5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6744" calcext:value-type="float">
            <text:p>140.8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6848" calcext:value-type="float">
            <text:p>140.8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90168" calcext:value-type="float">
            <text:p>140.7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00608" calcext:value-type="float">
            <text:p>140.5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5912" calcext:value-type="float">
            <text:p>140.2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4472" calcext:value-type="float">
            <text:p>140.1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512" calcext:value-type="float">
            <text:p>140.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40616" calcext:value-type="float">
            <text:p>139.0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2888" calcext:value-type="float">
            <text:p>139.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1048" calcext:value-type="float">
            <text:p>140.2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79856" calcext:value-type="float">
            <text:p>140.5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14" calcext:value-type="float">
            <text:p>140.7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90168" calcext:value-type="float">
            <text:p>140.7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9208" calcext:value-type="float">
            <text:p>140.7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27912" calcext:value-type="float">
            <text:p>141.0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0716" calcext:value-type="float">
            <text:p>141.1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9248" calcext:value-type="float">
            <text:p>141.0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6848" calcext:value-type="float">
            <text:p>140.8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08456" calcext:value-type="float">
            <text:p>140.8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98728" calcext:value-type="float">
            <text:p>140.6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08456" calcext:value-type="float">
            <text:p>140.8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948" calcext:value-type="float">
            <text:p>140.6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48664" calcext:value-type="float">
            <text:p>140.9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42696" calcext:value-type="float">
            <text:p>140.4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66952" calcext:value-type="float">
            <text:p>140.9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3632" calcext:value-type="float">
            <text:p>141.0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4328" calcext:value-type="float">
            <text:p>140.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62152" calcext:value-type="float">
            <text:p>140.6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00608" calcext:value-type="float">
            <text:p>140.5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34136" calcext:value-type="float">
            <text:p>140.5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31088" calcext:value-type="float">
            <text:p>140.5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64032" calcext:value-type="float">
            <text:p>140.4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9544" calcext:value-type="float">
            <text:p>140.3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77064" calcext:value-type="float">
            <text:p>139.5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9512" calcext:value-type="float">
            <text:p>138.5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18112" calcext:value-type="float">
            <text:p>138.8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5728" calcext:value-type="float">
            <text:p>138.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24336" calcext:value-type="float">
            <text:p>138.3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76736" calcext:value-type="float">
            <text:p>138.4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02416" calcext:value-type="float">
            <text:p>138.2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0112" calcext:value-type="float">
            <text:p>138.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51184" calcext:value-type="float">
            <text:p>138.2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9444" calcext:value-type="float">
            <text:p>138.3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84712" calcext:value-type="float">
            <text:p>138.2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15192" calcext:value-type="float">
            <text:p>138.3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7732" calcext:value-type="float">
            <text:p>138.5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65" calcext:value-type="float">
            <text:p>139.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52424" calcext:value-type="float">
            <text:p>140.5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812" calcext:value-type="float">
            <text:p>141.1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4216" calcext:value-type="float">
            <text:p>141.1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95552" calcext:value-type="float">
            <text:p>141.1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04696" calcext:value-type="float">
            <text:p>141.2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62608" calcext:value-type="float">
            <text:p>141.2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92632" calcext:value-type="float">
            <text:p>140.6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6888" calcext:value-type="float">
            <text:p>141.2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2908" calcext:value-type="float">
            <text:p>141.2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95552" calcext:value-type="float">
            <text:p>141.1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8976" calcext:value-type="float">
            <text:p>141.1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5976" calcext:value-type="float">
            <text:p>140.0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1092" calcext:value-type="float">
            <text:p>140.7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67408" calcext:value-type="float">
            <text:p>141.5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9776" calcext:value-type="float">
            <text:p>139.9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1984" calcext:value-type="float">
            <text:p>140.8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3816" calcext:value-type="float">
            <text:p>141.7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57096" calcext:value-type="float">
            <text:p>141.3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73376" calcext:value-type="float">
            <text:p>142.0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52624" calcext:value-type="float">
            <text:p>142.1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4216" calcext:value-type="float">
            <text:p>141.1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93544" calcext:value-type="float">
            <text:p>141.8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012" calcext:value-type="float">
            <text:p>141.9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94128" calcext:value-type="float">
            <text:p>141.9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17344" calcext:value-type="float">
            <text:p>141.8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248" calcext:value-type="float">
            <text:p>141.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50872" calcext:value-type="float">
            <text:p>141.8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27072" calcext:value-type="float">
            <text:p>141.9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588" calcext:value-type="float">
            <text:p>142.2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27528" calcext:value-type="float">
            <text:p>142.5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01264" calcext:value-type="float">
            <text:p>142.7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036" calcext:value-type="float">
            <text:p>143.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09112" calcext:value-type="float">
            <text:p>143.0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14624" calcext:value-type="float">
            <text:p>142.9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53664" calcext:value-type="float">
            <text:p>142.8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3104" calcext:value-type="float">
            <text:p>142.1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46272" calcext:value-type="float">
            <text:p>143.1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1448" calcext:value-type="float">
            <text:p>143.4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94456" calcext:value-type="float">
            <text:p>143.0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13656" calcext:value-type="float">
            <text:p>144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328" calcext:value-type="float">
            <text:p>144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45888" calcext:value-type="float">
            <text:p>144.6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08016" calcext:value-type="float">
            <text:p>144.9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26176" calcext:value-type="float">
            <text:p>145.4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3824" calcext:value-type="float">
            <text:p>145.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41288" calcext:value-type="float">
            <text:p>145.9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19952" calcext:value-type="float">
            <text:p>145.9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99128" calcext:value-type="float">
            <text:p>143.8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19736" calcext:value-type="float">
            <text:p>139.6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91008" calcext:value-type="float">
            <text:p>139.8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372" calcext:value-type="float">
            <text:p>140.2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11816" calcext:value-type="float">
            <text:p>137.2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0168" calcext:value-type="float">
            <text:p>136.9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2576" calcext:value-type="float">
            <text:p>137.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1352" calcext:value-type="float">
            <text:p>138.0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2312" calcext:value-type="float">
            <text:p>138.1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31016" calcext:value-type="float">
            <text:p>138.4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58448" calcext:value-type="float">
            <text:p>138.4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71808" calcext:value-type="float">
            <text:p>138.6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95936" calcext:value-type="float">
            <text:p>139.6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25576" calcext:value-type="float">
            <text:p>140.6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03656" calcext:value-type="float">
            <text:p>140.5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8064" calcext:value-type="float">
            <text:p>139.9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6232" calcext:value-type="float">
            <text:p>139.0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94896" calcext:value-type="float">
            <text:p>138.9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7504" calcext:value-type="float">
            <text:p>139.2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0028" calcext:value-type="float">
            <text:p>139.4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10592" calcext:value-type="float">
            <text:p>139.6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5872" calcext:value-type="float">
            <text:p>139.9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71296" calcext:value-type="float">
            <text:p>140.6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07744" calcext:value-type="float">
            <text:p>141.2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3096" calcext:value-type="float">
            <text:p>141.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1968" calcext:value-type="float">
            <text:p>139.9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4472" calcext:value-type="float">
            <text:p>140.1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088" calcext:value-type="float">
            <text:p>140.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9568" calcext:value-type="float">
            <text:p>140.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3868" calcext:value-type="float">
            <text:p>141.8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0288" calcext:value-type="float">
            <text:p>141.7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5304" calcext:value-type="float">
            <text:p>140.7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68704" calcext:value-type="float">
            <text:p>141.2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8656" calcext:value-type="float">
            <text:p>142.4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29992" calcext:value-type="float">
            <text:p>142.4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87904" calcext:value-type="float">
            <text:p>142.4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20848" calcext:value-type="float">
            <text:p>142.4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0688" calcext:value-type="float">
            <text:p>141.1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54632" calcext:value-type="float">
            <text:p>141.4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69616" calcext:value-type="float">
            <text:p>142.4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52368" calcext:value-type="float">
            <text:p>143.1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0344" calcext:value-type="float">
            <text:p>142.9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90824" calcext:value-type="float">
            <text:p>142.9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3352" calcext:value-type="float">
            <text:p>142.6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6864" calcext:value-type="float">
            <text:p>141.7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47112" calcext:value-type="float">
            <text:p>142.2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65272" calcext:value-type="float">
            <text:p>142.7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40048" calcext:value-type="float">
            <text:p>143.6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70656" calcext:value-type="float">
            <text:p>143.1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13584" calcext:value-type="float">
            <text:p>142.2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13" calcext:value-type="float">
            <text:p>142.1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67152" calcext:value-type="float">
            <text:p>142.5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26232" calcext:value-type="float">
            <text:p>142.8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29736" calcext:value-type="float">
            <text:p>143.4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032" calcext:value-type="float">
            <text:p>143.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024" calcext:value-type="float">
            <text:p>142.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29408" calcext:value-type="float">
            <text:p>142.3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34336" calcext:value-type="float">
            <text:p>142.1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09368" calcext:value-type="float">
            <text:p>142.0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13584" calcext:value-type="float">
            <text:p>142.2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29408" calcext:value-type="float">
            <text:p>142.3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64688" calcext:value-type="float">
            <text:p>142.6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52368" calcext:value-type="float">
            <text:p>143.1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2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42384" calcext:value-type="float">
            <text:p>144.0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71824" calcext:value-type="float">
            <text:p>143.3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83632" calcext:value-type="float">
            <text:p>144.8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74032" calcext:value-type="float">
            <text:p>144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704" calcext:value-type="float">
            <text:p>144.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22216" calcext:value-type="float">
            <text:p>144.2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05224" calcext:value-type="float">
            <text:p>143.9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35704" calcext:value-type="float">
            <text:p>143.9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988" calcext:value-type="float">
            <text:p>142.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86608" calcext:value-type="float">
            <text:p>142.7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73704" calcext:value-type="float">
            <text:p>143.1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0232" calcext:value-type="float">
            <text:p>144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92904" calcext:value-type="float">
            <text:p>144.3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19168" calcext:value-type="float">
            <text:p>144.2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49064" calcext:value-type="float">
            <text:p>144.1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3784" calcext:value-type="float">
            <text:p>143.8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07816" calcext:value-type="float">
            <text:p>143.3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18512" calcext:value-type="float">
            <text:p>142.0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18512" calcext:value-type="float">
            <text:p>142.0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2856" calcext:value-type="float">
            <text:p>141.7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4568" calcext:value-type="float">
            <text:p>141.7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58264" calcext:value-type="float">
            <text:p>141.5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67408" calcext:value-type="float">
            <text:p>141.5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9872" calcext:value-type="float">
            <text:p>141.4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22272" calcext:value-type="float">
            <text:p>141.6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48408" calcext:value-type="float">
            <text:p>141.9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8008" calcext:value-type="float">
            <text:p>142.5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3392" calcext:value-type="float">
            <text:p>142.9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9864" calcext:value-type="float">
            <text:p>142.9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09952" calcext:value-type="float">
            <text:p>142.1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05152" calcext:value-type="float">
            <text:p>141.8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04696" calcext:value-type="float">
            <text:p>141.2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9288" calcext:value-type="float">
            <text:p>141.3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61312" calcext:value-type="float">
            <text:p>141.5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2532" calcext:value-type="float">
            <text:p>141.6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4088" calcext:value-type="float">
            <text:p>141.6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8848" calcext:value-type="float">
            <text:p>141.6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17344" calcext:value-type="float">
            <text:p>141.8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85568" calcext:value-type="float">
            <text:p>142.0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5872" calcext:value-type="float">
            <text:p>142.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70912" calcext:value-type="float">
            <text:p>142.1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98344" calcext:value-type="float">
            <text:p>142.1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12416" calcext:value-type="float">
            <text:p>142.0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4724" calcext:value-type="float">
            <text:p>141.7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6864" calcext:value-type="float">
            <text:p>141.7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51456" calcext:value-type="float">
            <text:p>141.9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06" calcext:value-type="float">
            <text:p>141.9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49576" calcext:value-type="float">
            <text:p>142.1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7216" calcext:value-type="float">
            <text:p>142.3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20848" calcext:value-type="float">
            <text:p>142.4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64" calcext:value-type="float">
            <text:p>142.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61512" calcext:value-type="float">
            <text:p>143.1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2304" calcext:value-type="float">
            <text:p>143.4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748" calcext:value-type="float">
            <text:p>143.6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91536" calcext:value-type="float">
            <text:p>142.5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3848" calcext:value-type="float">
            <text:p>143.5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796" calcext:value-type="float">
            <text:p>143.6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8544" calcext:value-type="float">
            <text:p>143.7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7792" calcext:value-type="float">
            <text:p>143.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49192" calcext:value-type="float">
            <text:p>143.6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24096" calcext:value-type="float">
            <text:p>144.0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9376" calcext:value-type="float">
            <text:p>144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28184" calcext:value-type="float">
            <text:p>144.7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32984" calcext:value-type="float">
            <text:p>145.0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34024" calcext:value-type="float">
            <text:p>145.7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01664" calcext:value-type="float">
            <text:p>145.9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38696" calcext:value-type="float">
            <text:p>146.5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71968" calcext:value-type="float">
            <text:p>147.5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8208" calcext:value-type="float">
            <text:p>147.9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8104" calcext:value-type="float">
            <text:p>147.8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6872" calcext:value-type="float">
            <text:p>147.9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83832" calcext:value-type="float">
            <text:p>146.4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53224" calcext:value-type="float">
            <text:p>146.9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11392" calcext:value-type="float">
            <text:p>146.0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79288" calcext:value-type="float">
            <text:p>145.1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182" calcext:value-type="float">
            <text:p>145.6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41744" calcext:value-type="float">
            <text:p>146.5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3928" calcext:value-type="float">
            <text:p>146.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63664" calcext:value-type="float">
            <text:p>146.6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87464" calcext:value-type="float">
            <text:p>146.5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91224" calcext:value-type="float">
            <text:p>146.1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5264" calcext:value-type="float">
            <text:p>146.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2508" calcext:value-type="float">
            <text:p>147.3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14056" calcext:value-type="float">
            <text:p>147.5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47584" calcext:value-type="float">
            <text:p>147.5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74104" calcext:value-type="float">
            <text:p>146.3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36816" calcext:value-type="float">
            <text:p>146.7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40192" calcext:value-type="float">
            <text:p>147.8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612" calcext:value-type="float">
            <text:p>148.0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3656" calcext:value-type="float">
            <text:p>147.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32928" calcext:value-type="float">
            <text:p>147.6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11592" calcext:value-type="float">
            <text:p>147.6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98816" calcext:value-type="float">
            <text:p>147.4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01992" calcext:value-type="float">
            <text:p>147.0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19368" calcext:value-type="float">
            <text:p>145.8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49264" calcext:value-type="float">
            <text:p>145.7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19824" calcext:value-type="float">
            <text:p>146.4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49464" calcext:value-type="float">
            <text:p>147.3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65288" calcext:value-type="float">
            <text:p>147.4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59448" calcext:value-type="float">
            <text:p>146.4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77208" calcext:value-type="float">
            <text:p>143.7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47312" calcext:value-type="float">
            <text:p>143.8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6624" calcext:value-type="float">
            <text:p>143.6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22344" calcext:value-type="float">
            <text:p>143.7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86936" calcext:value-type="float">
            <text:p>143.8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97248" calcext:value-type="float">
            <text:p>144.0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34152" calcext:value-type="float">
            <text:p>145.2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31104" calcext:value-type="float">
            <text:p>145.2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57624" calcext:value-type="float">
            <text:p>144.0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1404" calcext:value-type="float">
            <text:p>142.8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95168" calcext:value-type="float">
            <text:p>142.6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644" calcext:value-type="float">
            <text:p>142.9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09696" calcext:value-type="float">
            <text:p>143.1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0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228" calcext:value-type="float">
            <text:p>144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4056" calcext:value-type="float">
            <text:p>143.7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0112" calcext:value-type="float">
            <text:p>143.3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29024" calcext:value-type="float">
            <text:p>143.8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44064" calcext:value-type="float">
            <text:p>142.2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6728" calcext:value-type="float">
            <text:p>142.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47824" calcext:value-type="float">
            <text:p>141.8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104" calcext:value-type="float">
            <text:p>141.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05152" calcext:value-type="float">
            <text:p>141.8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39976" calcext:value-type="float">
            <text:p>141.5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28368" calcext:value-type="float">
            <text:p>141.6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39976" calcext:value-type="float">
            <text:p>141.5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85696" calcext:value-type="float">
            <text:p>141.5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39976" calcext:value-type="float">
            <text:p>141.5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39976" calcext:value-type="float">
            <text:p>141.5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3736" calcext:value-type="float">
            <text:p>141.1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3192" calcext:value-type="float">
            <text:p>141.3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39976" calcext:value-type="float">
            <text:p>141.5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752" calcext:value-type="float">
            <text:p>140.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6648" calcext:value-type="float">
            <text:p>139.2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932" calcext:value-type="float">
            <text:p>139.3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6104" calcext:value-type="float">
            <text:p>139.5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50928" calcext:value-type="float">
            <text:p>139.2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4688" calcext:value-type="float">
            <text:p>138.8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12016" calcext:value-type="float">
            <text:p>138.8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38992" calcext:value-type="float">
            <text:p>138.2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7928" calcext:value-type="float">
            <text:p>138.1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61168" calcext:value-type="float">
            <text:p>137.3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6512" calcext:value-type="float">
            <text:p>137.4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0008" calcext:value-type="float">
            <text:p>137.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92232" calcext:value-type="float">
            <text:p>137.4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6512" calcext:value-type="float">
            <text:p>137.4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5448" calcext:value-type="float">
            <text:p>137.3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384" calcext:value-type="float">
            <text:p>137.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076" calcext:value-type="float">
            <text:p>137.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64928" calcext:value-type="float">
            <text:p>136.9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19208" calcext:value-type="float">
            <text:p>136.9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84384" calcext:value-type="float">
            <text:p>137.1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92232" calcext:value-type="float">
            <text:p>137.4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84384" calcext:value-type="float">
            <text:p>137.1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5448" calcext:value-type="float">
            <text:p>137.3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61168" calcext:value-type="float">
            <text:p>137.3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61168" calcext:value-type="float">
            <text:p>137.3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64928" calcext:value-type="float">
            <text:p>136.9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076" calcext:value-type="float">
            <text:p>137.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68688" calcext:value-type="float">
            <text:p>136.5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646" calcext:value-type="float">
            <text:p>135.8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30488" calcext:value-type="float">
            <text:p>135.7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646" calcext:value-type="float">
            <text:p>135.8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45144" calcext:value-type="float">
            <text:p>135.6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84056" calcext:value-type="float">
            <text:p>136.0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95336" calcext:value-type="float">
            <text:p>134.8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03184" calcext:value-type="float">
            <text:p>135.2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56752" calcext:value-type="float">
            <text:p>135.5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30488" calcext:value-type="float">
            <text:p>135.7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52992" calcext:value-type="float">
            <text:p>135.9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07272" calcext:value-type="float">
            <text:p>135.9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95664" calcext:value-type="float">
            <text:p>135.9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30488" calcext:value-type="float">
            <text:p>135.7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646" calcext:value-type="float">
            <text:p>135.8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6728" calcext:value-type="float">
            <text:p>136.1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3512" calcext:value-type="float">
            <text:p>136.3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49232" calcext:value-type="float">
            <text:p>136.3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34576" calcext:value-type="float">
            <text:p>136.4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3512" calcext:value-type="float">
            <text:p>136.3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42424" calcext:value-type="float">
            <text:p>136.7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5332" calcext:value-type="float">
            <text:p>137.0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72776" calcext:value-type="float">
            <text:p>137.2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34904" calcext:value-type="float">
            <text:p>137.5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92232" calcext:value-type="float">
            <text:p>137.4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61168" calcext:value-type="float">
            <text:p>137.3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2752" calcext:value-type="float">
            <text:p>137.8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35232" calcext:value-type="float">
            <text:p>138.6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7928" calcext:value-type="float">
            <text:p>138.1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72448" calcext:value-type="float">
            <text:p>136.1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1136" calcext:value-type="float">
            <text:p>136.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45144" calcext:value-type="float">
            <text:p>135.6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87816" calcext:value-type="float">
            <text:p>135.6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03184" calcext:value-type="float">
            <text:p>135.2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7588" calcext:value-type="float">
            <text:p>134.6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18552" calcext:value-type="float">
            <text:p>134.7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18552" calcext:value-type="float">
            <text:p>134.7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8576" calcext:value-type="float">
            <text:p>134.1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2856" calcext:value-type="float">
            <text:p>134.1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0704" calcext:value-type="float">
            <text:p>134.4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83728" calcext:value-type="float">
            <text:p>134.9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52664" calcext:value-type="float">
            <text:p>134.8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18552" calcext:value-type="float">
            <text:p>134.7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44816" calcext:value-type="float">
            <text:p>134.5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68032" calcext:value-type="float">
            <text:p>134.3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1248" calcext:value-type="float">
            <text:p>134.1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2856" calcext:value-type="float">
            <text:p>134.1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71464" calcext:value-type="float">
            <text:p>132.8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9856" calcext:value-type="float">
            <text:p>132.9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4488" calcext:value-type="float">
            <text:p>133.4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21984" calcext:value-type="float">
            <text:p>133.2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14136" calcext:value-type="float">
            <text:p>132.9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83072" calcext:value-type="float">
            <text:p>132.7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04" calcext:value-type="float">
            <text:p>132.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83072" calcext:value-type="float">
            <text:p>132.7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9856" calcext:value-type="float">
            <text:p>132.9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0376" calcext:value-type="float">
            <text:p>133.3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52336" calcext:value-type="float">
            <text:p>133.7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22312" calcext:value-type="float">
            <text:p>134.3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1792" calcext:value-type="float">
            <text:p>133.9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21984" calcext:value-type="float">
            <text:p>133.2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8984" calcext:value-type="float">
            <text:p>132.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22" calcext:value-type="float">
            <text:p>131.9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22" calcext:value-type="float">
            <text:p>131.9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3808" calcext:value-type="float">
            <text:p>131.8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0596" calcext:value-type="float">
            <text:p>131.5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0596" calcext:value-type="float">
            <text:p>131.5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5168" calcext:value-type="float">
            <text:p>131.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0072" calcext:value-type="float">
            <text:p>131.6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8464" calcext:value-type="float">
            <text:p>131.7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0072" calcext:value-type="float">
            <text:p>131.6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3808" calcext:value-type="float">
            <text:p>131.8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8984" calcext:value-type="float">
            <text:p>132.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0592" calcext:value-type="float">
            <text:p>131.9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0592" calcext:value-type="float">
            <text:p>131.9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416" calcext:value-type="float">
            <text:p>132.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06288" calcext:value-type="float">
            <text:p>132.6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98768" calcext:value-type="float">
            <text:p>133.3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02528" calcext:value-type="float">
            <text:p>133.0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28792" calcext:value-type="float">
            <text:p>132.8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28792" calcext:value-type="float">
            <text:p>132.8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0596" calcext:value-type="float">
            <text:p>131.5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792" calcext:value-type="float">
            <text:p>131.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52008" calcext:value-type="float">
            <text:p>132.6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8984" calcext:value-type="float">
            <text:p>132.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416" calcext:value-type="float">
            <text:p>132.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04" calcext:value-type="float">
            <text:p>132.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06288" calcext:value-type="float">
            <text:p>132.6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63616" calcext:value-type="float">
            <text:p>132.5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63616" calcext:value-type="float">
            <text:p>132.5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52008" calcext:value-type="float">
            <text:p>132.6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02528" calcext:value-type="float">
            <text:p>133.0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06616" calcext:value-type="float">
            <text:p>133.7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1792" calcext:value-type="float">
            <text:p>133.9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40728" calcext:value-type="float">
            <text:p>133.8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48248" calcext:value-type="float">
            <text:p>133.0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0376" calcext:value-type="float">
            <text:p>133.3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3288" calcext:value-type="float">
            <text:p>133.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0704" calcext:value-type="float">
            <text:p>134.4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14792" calcext:value-type="float">
            <text:p>135.1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41056" calcext:value-type="float">
            <text:p>134.9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41056" calcext:value-type="float">
            <text:p>134.9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04" calcext:value-type="float">
            <text:p>132.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664" calcext:value-type="float">
            <text:p>133.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55768" calcext:value-type="float">
            <text:p>132.2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32552" calcext:value-type="float">
            <text:p>132.4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9312" calcext:value-type="float">
            <text:p>133.1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98768" calcext:value-type="float">
            <text:p>133.3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416" calcext:value-type="float">
            <text:p>132.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9312" calcext:value-type="float">
            <text:p>133.1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02528" calcext:value-type="float">
            <text:p>133.0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0376" calcext:value-type="float">
            <text:p>133.3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02528" calcext:value-type="float">
            <text:p>133.0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67376" calcext:value-type="float">
            <text:p>132.1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48248" calcext:value-type="float">
            <text:p>133.0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98768" calcext:value-type="float">
            <text:p>133.3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4488" calcext:value-type="float">
            <text:p>133.4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9312" calcext:value-type="float">
            <text:p>133.1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83072" calcext:value-type="float">
            <text:p>132.7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98768" calcext:value-type="float">
            <text:p>133.3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5552" calcext:value-type="float">
            <text:p>133.5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6096" calcext:value-type="float">
            <text:p>133.3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664" calcext:value-type="float">
            <text:p>133.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9312" calcext:value-type="float">
            <text:p>133.1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664" calcext:value-type="float">
            <text:p>133.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664" calcext:value-type="float">
            <text:p>133.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67704" calcext:value-type="float">
            <text:p>133.2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0376" calcext:value-type="float">
            <text:p>133.3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67704" calcext:value-type="float">
            <text:p>133.2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4488" calcext:value-type="float">
            <text:p>133.4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0376" calcext:value-type="float">
            <text:p>133.3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664" calcext:value-type="float">
            <text:p>133.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52008" calcext:value-type="float">
            <text:p>132.6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75224" calcext:value-type="float">
            <text:p>132.4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2224" calcext:value-type="float">
            <text:p>131.3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0072" calcext:value-type="float">
            <text:p>131.6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4352" calcext:value-type="float">
            <text:p>131.5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4352" calcext:value-type="float">
            <text:p>131.5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0072" calcext:value-type="float">
            <text:p>131.6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4352" calcext:value-type="float">
            <text:p>131.5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0072" calcext:value-type="float">
            <text:p>131.6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9528" calcext:value-type="float">
            <text:p>131.8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67376" calcext:value-type="float">
            <text:p>132.1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55768" calcext:value-type="float">
            <text:p>132.2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416" calcext:value-type="float">
            <text:p>132.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17896" calcext:value-type="float">
            <text:p>132.5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17896" calcext:value-type="float">
            <text:p>132.5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63616" calcext:value-type="float">
            <text:p>132.5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17896" calcext:value-type="float">
            <text:p>132.5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468" calcext:value-type="float">
            <text:p>132.6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04" calcext:value-type="float">
            <text:p>132.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83072" calcext:value-type="float">
            <text:p>132.7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02528" calcext:value-type="float">
            <text:p>133.0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28792" calcext:value-type="float">
            <text:p>132.8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14136" calcext:value-type="float">
            <text:p>132.9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48248" calcext:value-type="float">
            <text:p>133.0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21984" calcext:value-type="float">
            <text:p>133.2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9092" calcext:value-type="float">
            <text:p>133.0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9312" calcext:value-type="float">
            <text:p>133.1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664" calcext:value-type="float">
            <text:p>133.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21984" calcext:value-type="float">
            <text:p>133.2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67704" calcext:value-type="float">
            <text:p>133.2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4488" calcext:value-type="float">
            <text:p>133.4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3288" calcext:value-type="float">
            <text:p>133.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4488" calcext:value-type="float">
            <text:p>133.4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716" calcext:value-type="float">
            <text:p>133.4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52336" calcext:value-type="float">
            <text:p>133.7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52336" calcext:value-type="float">
            <text:p>133.7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18224" calcext:value-type="float">
            <text:p>133.6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5552" calcext:value-type="float">
            <text:p>133.5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5552" calcext:value-type="float">
            <text:p>133.5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3944" calcext:value-type="float">
            <text:p>133.6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18224" calcext:value-type="float">
            <text:p>133.6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4464" calcext:value-type="float">
            <text:p>134.0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52336" calcext:value-type="float">
            <text:p>133.7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3944" calcext:value-type="float">
            <text:p>133.6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6072" calcext:value-type="float">
            <text:p>133.9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95008" calcext:value-type="float">
            <text:p>133.7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0184" calcext:value-type="float">
            <text:p>134.0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4464" calcext:value-type="float">
            <text:p>134.0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36968" calcext:value-type="float">
            <text:p>134.2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0184" calcext:value-type="float">
            <text:p>134.0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7964" calcext:value-type="float">
            <text:p>134.2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22312" calcext:value-type="float">
            <text:p>134.3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36968" calcext:value-type="float">
            <text:p>134.2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7964" calcext:value-type="float">
            <text:p>134.2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7964" calcext:value-type="float">
            <text:p>134.2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99096" calcext:value-type="float">
            <text:p>134.4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68032" calcext:value-type="float">
            <text:p>134.3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56424" calcext:value-type="float">
            <text:p>134.4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68032" calcext:value-type="float">
            <text:p>134.3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68032" calcext:value-type="float">
            <text:p>134.3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22312" calcext:value-type="float">
            <text:p>134.3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7964" calcext:value-type="float">
            <text:p>134.2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0704" calcext:value-type="float">
            <text:p>134.4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68032" calcext:value-type="float">
            <text:p>134.3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87488" calcext:value-type="float">
            <text:p>134.5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87488" calcext:value-type="float">
            <text:p>134.5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0704" calcext:value-type="float">
            <text:p>134.4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87488" calcext:value-type="float">
            <text:p>134.5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7588" calcext:value-type="float">
            <text:p>134.6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9496" calcext:value-type="float">
            <text:p>133.8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27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248" calcext:value-type="float">
            <text:p>134.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95592" calcext:value-type="float">
            <text:p>133.8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6928" calcext:value-type="float">
            <text:p>133.9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9864" calcext:value-type="float">
            <text:p>133.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04736" calcext:value-type="float">
            <text:p>133.9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92544" calcext:value-type="float">
            <text:p>133.8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9496" calcext:value-type="float">
            <text:p>133.8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34" calcext:value-type="float">
            <text:p>133.8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55968" calcext:value-type="float">
            <text:p>133.8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59016" calcext:value-type="float">
            <text:p>133.8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816" calcext:value-type="float">
            <text:p>133.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816" calcext:value-type="float">
            <text:p>133.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816" calcext:value-type="float">
            <text:p>133.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77304" calcext:value-type="float">
            <text:p>133.8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6448" calcext:value-type="float">
            <text:p>133.8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0832" calcext:value-type="float">
            <text:p>133.9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9976" calcext:value-type="float">
            <text:p>133.9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38264" calcext:value-type="float">
            <text:p>133.9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41312" calcext:value-type="float">
            <text:p>133.9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3504" calcext:value-type="float">
            <text:p>133.9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912" calcext:value-type="float">
            <text:p>133.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4436" calcext:value-type="float">
            <text:p>133.9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41312" calcext:value-type="float">
            <text:p>133.9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6552" calcext:value-type="float">
            <text:p>133.9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68744" calcext:value-type="float">
            <text:p>133.9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96" calcext:value-type="float">
            <text:p>133.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68744" calcext:value-type="float">
            <text:p>133.9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9704" calcext:value-type="float">
            <text:p>134.0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0664" calcext:value-type="float">
            <text:p>134.0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08368" calcext:value-type="float">
            <text:p>134.0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1416" calcext:value-type="float">
            <text:p>134.0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056" calcext:value-type="float">
            <text:p>134.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4464" calcext:value-type="float">
            <text:p>134.0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9224" calcext:value-type="float">
            <text:p>133.9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6176" calcext:value-type="float">
            <text:p>133.9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1792" calcext:value-type="float">
            <text:p>133.9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62648" calcext:value-type="float">
            <text:p>133.9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7888" calcext:value-type="float">
            <text:p>133.9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6176" calcext:value-type="float">
            <text:p>133.9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7032" calcext:value-type="float">
            <text:p>133.9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7888" calcext:value-type="float">
            <text:p>133.9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1792" calcext:value-type="float">
            <text:p>133.9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0936" calcext:value-type="float">
            <text:p>133.9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7032" calcext:value-type="float">
            <text:p>133.9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1792" calcext:value-type="float">
            <text:p>133.9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3504" calcext:value-type="float">
            <text:p>133.9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1792" calcext:value-type="float">
            <text:p>133.9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484" calcext:value-type="float">
            <text:p>133.9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7888" calcext:value-type="float">
            <text:p>133.9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1792" calcext:value-type="float">
            <text:p>133.9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7888" calcext:value-type="float">
            <text:p>133.9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484" calcext:value-type="float">
            <text:p>133.9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47408" calcext:value-type="float">
            <text:p>133.9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4436" calcext:value-type="float">
            <text:p>133.9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38264" calcext:value-type="float">
            <text:p>133.9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388" calcext:value-type="float">
            <text:p>133.9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07784" calcext:value-type="float">
            <text:p>133.9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04736" calcext:value-type="float">
            <text:p>133.9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0832" calcext:value-type="float">
            <text:p>133.9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388" calcext:value-type="float">
            <text:p>133.9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388" calcext:value-type="float">
            <text:p>133.9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04736" calcext:value-type="float">
            <text:p>133.9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34" calcext:value-type="float">
            <text:p>133.8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95592" calcext:value-type="float">
            <text:p>133.8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0832" calcext:value-type="float">
            <text:p>133.9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816" calcext:value-type="float">
            <text:p>133.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5292" calcext:value-type="float">
            <text:p>133.8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5292" calcext:value-type="float">
            <text:p>133.8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3768" calcext:value-type="float">
            <text:p>133.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28536" calcext:value-type="float">
            <text:p>133.8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16344" calcext:value-type="float">
            <text:p>133.8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95008" calcext:value-type="float">
            <text:p>133.7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9196" calcext:value-type="float">
            <text:p>133.7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13296" calcext:value-type="float">
            <text:p>133.8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16344" calcext:value-type="float">
            <text:p>133.8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72" calcext:value-type="float">
            <text:p>133.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72" calcext:value-type="float">
            <text:p>133.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72" calcext:value-type="float">
            <text:p>133.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46824" calcext:value-type="float">
            <text:p>133.8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52336" calcext:value-type="float">
            <text:p>133.7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4528" calcext:value-type="float">
            <text:p>133.7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4528" calcext:value-type="float">
            <text:p>133.7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55384" calcext:value-type="float">
            <text:p>133.7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148" calcext:value-type="float">
            <text:p>133.7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0624" calcext:value-type="float">
            <text:p>133.7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88912" calcext:value-type="float">
            <text:p>133.7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148" calcext:value-type="float">
            <text:p>133.7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7576" calcext:value-type="float">
            <text:p>133.7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85864" calcext:value-type="float">
            <text:p>133.7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0624" calcext:value-type="float">
            <text:p>133.7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27952" calcext:value-type="float">
            <text:p>133.7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2712" calcext:value-type="float">
            <text:p>133.7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004" calcext:value-type="float">
            <text:p>133.6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528" calcext:value-type="float">
            <text:p>133.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09664" calcext:value-type="float">
            <text:p>133.7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98056" calcext:value-type="float">
            <text:p>133.7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8808" calcext:value-type="float">
            <text:p>133.7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24904" calcext:value-type="float">
            <text:p>133.7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0052" calcext:value-type="float">
            <text:p>133.7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2608" calcext:value-type="float">
            <text:p>133.6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6992" calcext:value-type="float">
            <text:p>133.6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09664" calcext:value-type="float">
            <text:p>133.7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4424" calcext:value-type="float">
            <text:p>133.6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576" calcext:value-type="float">
            <text:p>133.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52336" calcext:value-type="float">
            <text:p>133.7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13296" calcext:value-type="float">
            <text:p>133.8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58432" calcext:value-type="float">
            <text:p>133.7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28536" calcext:value-type="float">
            <text:p>133.8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816" calcext:value-type="float">
            <text:p>133.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0352" calcext:value-type="float">
            <text:p>133.8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0832" calcext:value-type="float">
            <text:p>133.9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77304" calcext:value-type="float">
            <text:p>133.8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5112" calcext:value-type="float">
            <text:p>133.8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056" calcext:value-type="float">
            <text:p>134.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484" calcext:value-type="float">
            <text:p>133.9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4088" calcext:value-type="float">
            <text:p>134.0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3232" calcext:value-type="float">
            <text:p>134.0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4944" calcext:value-type="float">
            <text:p>134.0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0664" calcext:value-type="float">
            <text:p>134.0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1012" calcext:value-type="float">
            <text:p>134.3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48448" calcext:value-type="float">
            <text:p>134.6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3088" calcext:value-type="float">
            <text:p>133.6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18224" calcext:value-type="float">
            <text:p>133.6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1272" calcext:value-type="float">
            <text:p>133.6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6512" calcext:value-type="float">
            <text:p>133.6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7368" calcext:value-type="float">
            <text:p>133.6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2232" calcext:value-type="float">
            <text:p>133.6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8808" calcext:value-type="float">
            <text:p>133.7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22696" calcext:value-type="float">
            <text:p>132.8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664" calcext:value-type="float">
            <text:p>133.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69584" calcext:value-type="float">
            <text:p>133.0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10-2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90408" calcext:value-type="float">
            <text:p>135.0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59016" calcext:value-type="float">
            <text:p>133.8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22696" calcext:value-type="float">
            <text:p>132.8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85536" calcext:value-type="float">
            <text:p>132.6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7276" calcext:value-type="float">
            <text:p>132.5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94936" calcext:value-type="float">
            <text:p>131.6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31896" calcext:value-type="float">
            <text:p>130.2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89352" calcext:value-type="float">
            <text:p>129.6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44672" calcext:value-type="float">
            <text:p>130.3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05504" calcext:value-type="float">
            <text:p>130.9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6208" calcext:value-type="float">
            <text:p>131.9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40856" calcext:value-type="float">
            <text:p>133.3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48248" calcext:value-type="float">
            <text:p>133.0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22496" calcext:value-type="float">
            <text:p>131.2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65368" calcext:value-type="float">
            <text:p>132.8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584" calcext:value-type="float">
            <text:p>130.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08352" calcext:value-type="float">
            <text:p>129.3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33904" calcext:value-type="float">
            <text:p>129.5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31896" calcext:value-type="float">
            <text:p>130.2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89552" calcext:value-type="float">
            <text:p>131.2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4668" calcext:value-type="float">
            <text:p>129.6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7216" calcext:value-type="float">
            <text:p>127.0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79224" calcext:value-type="float">
            <text:p>126.3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43744" calcext:value-type="float">
            <text:p>124.4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21368" calcext:value-type="float">
            <text:p>123.7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33944" calcext:value-type="float">
            <text:p>122.2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42176" calcext:value-type="float">
            <text:p>121.0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6-12 0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44184" calcext:value-type="float">
            <text:p>120.3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17976" calcext:value-type="float">
            <text:p>117.9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48912" calcext:value-type="float">
            <text:p>118.5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9144" calcext:value-type="float">
            <text:p>118.1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92424" calcext:value-type="float">
            <text:p>117.6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9816" calcext:value-type="float">
            <text:p>117.3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26536" calcext:value-type="float">
            <text:p>117.8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73424" calcext:value-type="float">
            <text:p>118.0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3192" calcext:value-type="float">
            <text:p>118.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5968" calcext:value-type="float">
            <text:p>118.6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58" calcext:value-type="float">
            <text:p>118.7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58" calcext:value-type="float">
            <text:p>118.7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75632" calcext:value-type="float">
            <text:p>118.9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72456" calcext:value-type="float">
            <text:p>119.4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9344" calcext:value-type="float">
            <text:p>119.7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0616" calcext:value-type="float">
            <text:p>119.9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73824" calcext:value-type="float">
            <text:p>121.2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51648" calcext:value-type="float">
            <text:p>122.1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80376" calcext:value-type="float">
            <text:p>121.8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866" calcext:value-type="float">
            <text:p>121.3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78368" calcext:value-type="float">
            <text:p>122.5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4004" calcext:value-type="float">
            <text:p>122.2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9808" calcext:value-type="float">
            <text:p>122.6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81744" calcext:value-type="float">
            <text:p>123.6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98736" calcext:value-type="float">
            <text:p>123.9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18904" calcext:value-type="float">
            <text:p>123.8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92512" calcext:value-type="float">
            <text:p>124.4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78768" calcext:value-type="float">
            <text:p>125.7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46992" calcext:value-type="float">
            <text:p>126.0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65152" calcext:value-type="float">
            <text:p>126.5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06856" calcext:value-type="float">
            <text:p>128.0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6652" calcext:value-type="float">
            <text:p>128.3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8468" calcext:value-type="float">
            <text:p>128.8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04848" calcext:value-type="float">
            <text:p>128.7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10-0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37336" calcext:value-type="float">
            <text:p>128.0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09064" calcext:value-type="float">
            <text:p>128.9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398" calcext:value-type="float">
            <text:p>127.9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11072" calcext:value-type="float">
            <text:p>128.2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8468" calcext:value-type="float">
            <text:p>128.8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3512" calcext:value-type="float">
            <text:p>128.6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27224" calcext:value-type="float">
            <text:p>129.4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2184" calcext:value-type="float">
            <text:p>129.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68928" calcext:value-type="float">
            <text:p>130.8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26384" calcext:value-type="float">
            <text:p>130.3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07056" calcext:value-type="float">
            <text:p>129.6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6652" calcext:value-type="float">
            <text:p>128.3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4984" calcext:value-type="float">
            <text:p>126.7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92712" calcext:value-type="float">
            <text:p>126.0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3552" calcext:value-type="float">
            <text:p>125.1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38232" calcext:value-type="float">
            <text:p>124.5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4984" calcext:value-type="float">
            <text:p>124.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99904" calcext:value-type="float">
            <text:p>124.1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2152" calcext:value-type="float">
            <text:p>121.6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2552" calcext:value-type="float">
            <text:p>121.0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07936" calcext:value-type="float">
            <text:p>121.4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8104" calcext:value-type="float">
            <text:p>121.2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5664" calcext:value-type="float">
            <text:p>120.7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9176" calcext:value-type="float">
            <text:p>119.8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4896" calcext:value-type="float">
            <text:p>119.9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4896" calcext:value-type="float">
            <text:p>119.9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8504" calcext:value-type="float">
            <text:p>120.6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69608" calcext:value-type="float">
            <text:p>121.0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17536" calcext:value-type="float">
            <text:p>122.0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53656" calcext:value-type="float">
            <text:p>121.4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4088" calcext:value-type="float">
            <text:p>121.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15328" calcext:value-type="float">
            <text:p>121.1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1384" calcext:value-type="float">
            <text:p>120.8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1312" calcext:value-type="float">
            <text:p>120.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3-2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77712" calcext:value-type="float">
            <text:p>120.3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3212" calcext:value-type="float">
            <text:p>119.8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3624" calcext:value-type="float">
            <text:p>119.6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72456" calcext:value-type="float">
            <text:p>119.4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07736" calcext:value-type="float">
            <text:p>119.8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1312" calcext:value-type="float">
            <text:p>120.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37504" calcext:value-type="float">
            <text:p>120.2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456" calcext:value-type="float">
            <text:p>120.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0616" calcext:value-type="float">
            <text:p>119.9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456" calcext:value-type="float">
            <text:p>120.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82384" calcext:value-type="float">
            <text:p>121.1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62216" calcext:value-type="float">
            <text:p>121.3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9208" calcext:value-type="float">
            <text:p>121.6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0312" calcext:value-type="float">
            <text:p>122.1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97368" calcext:value-type="float">
            <text:p>122.1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10144" calcext:value-type="float">
            <text:p>122.3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91144" calcext:value-type="float">
            <text:p>122.6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78368" calcext:value-type="float">
            <text:p>122.5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29472" calcext:value-type="float">
            <text:p>123.0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68968" calcext:value-type="float">
            <text:p>123.5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34856" calcext:value-type="float">
            <text:p>123.4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99904" calcext:value-type="float">
            <text:p>124.1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4984" calcext:value-type="float">
            <text:p>124.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20272" calcext:value-type="float">
            <text:p>125.6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74552" calcext:value-type="float">
            <text:p>125.5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352" calcext:value-type="float">
            <text:p>123.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18904" calcext:value-type="float">
            <text:p>123.8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3352" calcext:value-type="float">
            <text:p>123.5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91344" calcext:value-type="float">
            <text:p>124.2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4984" calcext:value-type="float">
            <text:p>124.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83952" calcext:value-type="float">
            <text:p>124.5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63784" calcext:value-type="float">
            <text:p>124.7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41608" calcext:value-type="float">
            <text:p>125.6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91544" calcext:value-type="float">
            <text:p>125.8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09704" calcext:value-type="float">
            <text:p>126.4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4984" calcext:value-type="float">
            <text:p>126.7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83312" calcext:value-type="float">
            <text:p>127.0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4248" calcext:value-type="float">
            <text:p>127.7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16456" calcext:value-type="float">
            <text:p>128.6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43176" calcext:value-type="float">
            <text:p>129.0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6672" calcext:value-type="float">
            <text:p>129.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99664" calcext:value-type="float">
            <text:p>129.8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08224" calcext:value-type="float">
            <text:p>129.8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41168" calcext:value-type="float">
            <text:p>129.7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28392" calcext:value-type="float">
            <text:p>129.6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50768" calcext:value-type="float">
            <text:p>130.3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26384" calcext:value-type="float">
            <text:p>130.3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0832" calcext:value-type="float">
            <text:p>130.1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856" calcext:value-type="float">
            <text:p>129.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856" calcext:value-type="float">
            <text:p>129.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81504" calcext:value-type="float">
            <text:p>129.3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95448" calcext:value-type="float">
            <text:p>129.6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2472" calcext:value-type="float">
            <text:p>131.7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16" calcext:value-type="float">
            <text:p>130.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3916" calcext:value-type="float">
            <text:p>130.4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3544" calcext:value-type="float">
            <text:p>130.4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64712" calcext:value-type="float">
            <text:p>130.6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19832" calcext:value-type="float">
            <text:p>129.7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52576" calcext:value-type="float">
            <text:p>128.0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23648" calcext:value-type="float">
            <text:p>126.7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5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4152" calcext:value-type="float">
            <text:p>126.1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5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45824" calcext:value-type="float">
            <text:p>125.8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3448" calcext:value-type="float">
            <text:p>125.1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5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3084" calcext:value-type="float">
            <text:p>124.8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5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0672" calcext:value-type="float">
            <text:p>125.0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9472" calcext:value-type="float">
            <text:p>125.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07496" calcext:value-type="float">
            <text:p>125.5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4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3552" calcext:value-type="float">
            <text:p>125.1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4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584" calcext:value-type="float">
            <text:p>124.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64624" calcext:value-type="float">
            <text:p>123.8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71176" calcext:value-type="float">
            <text:p>124.4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4984" calcext:value-type="float">
            <text:p>124.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51008" calcext:value-type="float">
            <text:p>124.6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3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83952" calcext:value-type="float">
            <text:p>124.5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25456" calcext:value-type="float">
            <text:p>124.4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3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62616" calcext:value-type="float">
            <text:p>124.5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3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92512" calcext:value-type="float">
            <text:p>124.4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43616" calcext:value-type="float">
            <text:p>124.9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2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0104" calcext:value-type="float">
            <text:p>125.8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2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46992" calcext:value-type="float">
            <text:p>126.0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2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52376" calcext:value-type="float">
            <text:p>126.4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2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02312" calcext:value-type="float">
            <text:p>126.7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0704" calcext:value-type="float">
            <text:p>126.7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592" calcext:value-type="float">
            <text:p>127.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25856" calcext:value-type="float">
            <text:p>127.6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398" calcext:value-type="float">
            <text:p>127.9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51408" calcext:value-type="float">
            <text:p>127.8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8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592" calcext:value-type="float">
            <text:p>127.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6256" calcext:value-type="float">
            <text:p>127.0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12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42976" calcext:value-type="float">
            <text:p>127.4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01472" calcext:value-type="float">
            <text:p>127.6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12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61136" calcext:value-type="float">
            <text:p>127.9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12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32408" calcext:value-type="float">
            <text:p>128.2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12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3344" calcext:value-type="float">
            <text:p>128.8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10232" calcext:value-type="float">
            <text:p>129.1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8468" calcext:value-type="float">
            <text:p>128.8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86688" calcext:value-type="float">
            <text:p>128.1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11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776" calcext:value-type="float">
            <text:p>126.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1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27024" calcext:value-type="float">
            <text:p>127.8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1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92072" calcext:value-type="float">
            <text:p>128.5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23008" calcext:value-type="float">
            <text:p>129.2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10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23008" calcext:value-type="float">
            <text:p>129.2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10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28392" calcext:value-type="float">
            <text:p>129.6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23008" calcext:value-type="float">
            <text:p>129.2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10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56792" calcext:value-type="float">
            <text:p>128.2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10-0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544" calcext:value-type="float">
            <text:p>130.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10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32608" calcext:value-type="float">
            <text:p>129.8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0264" calcext:value-type="float">
            <text:p>130.8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9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508" calcext:value-type="float">
            <text:p>132.0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9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05048" calcext:value-type="float">
            <text:p>130.3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0032" calcext:value-type="float">
            <text:p>131.3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64712" calcext:value-type="float">
            <text:p>130.6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398" calcext:value-type="float">
            <text:p>127.9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4616" calcext:value-type="float">
            <text:p>129.1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8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9428" calcext:value-type="float">
            <text:p>129.4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8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32608" calcext:value-type="float">
            <text:p>129.8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8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41168" calcext:value-type="float">
            <text:p>129.7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0304" calcext:value-type="float">
            <text:p>131.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7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0464" calcext:value-type="float">
            <text:p>132.4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68728" calcext:value-type="float">
            <text:p>129.2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7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17624" calcext:value-type="float">
            <text:p>128.8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60168" calcext:value-type="float">
            <text:p>129.3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09064" calcext:value-type="float">
            <text:p>128.9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7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4248" calcext:value-type="float">
            <text:p>127.7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7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8696" calcext:value-type="float">
            <text:p>127.4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6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9408" calcext:value-type="float">
            <text:p>127.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348" calcext:value-type="float">
            <text:p>126.9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6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28832" calcext:value-type="float">
            <text:p>125.5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6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78568" calcext:value-type="float">
            <text:p>124.1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6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71176" calcext:value-type="float">
            <text:p>124.4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5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16056" calcext:value-type="float">
            <text:p>125.4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4024" calcext:value-type="float">
            <text:p>123.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5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44456" calcext:value-type="float">
            <text:p>124.0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5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37064" calcext:value-type="float">
            <text:p>124.3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5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68968" calcext:value-type="float">
            <text:p>123.5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5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9452" calcext:value-type="float">
            <text:p>123.7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0392" calcext:value-type="float">
            <text:p>122.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6096" calcext:value-type="float">
            <text:p>121.9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4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87768" calcext:value-type="float">
            <text:p>121.5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66432" calcext:value-type="float">
            <text:p>121.5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57032" calcext:value-type="float">
            <text:p>122.5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89976" calcext:value-type="float">
            <text:p>122.4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78368" calcext:value-type="float">
            <text:p>122.5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51648" calcext:value-type="float">
            <text:p>122.1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42248" calcext:value-type="float">
            <text:p>123.1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64424" calcext:value-type="float">
            <text:p>122.2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54824" calcext:value-type="float">
            <text:p>121.6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6264" calcext:value-type="float">
            <text:p>121.7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2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36864" calcext:value-type="float">
            <text:p>122.7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4964" calcext:value-type="float">
            <text:p>122.8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9808" calcext:value-type="float">
            <text:p>122.6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2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62416" calcext:value-type="float">
            <text:p>122.9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09304" calcext:value-type="float">
            <text:p>123.2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51848" calcext:value-type="float">
            <text:p>123.7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4984" calcext:value-type="float">
            <text:p>124.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1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53016" calcext:value-type="float">
            <text:p>123.9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1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43616" calcext:value-type="float">
            <text:p>124.9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1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7656" calcext:value-type="float">
            <text:p>124.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7-0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6896" calcext:value-type="float">
            <text:p>124.5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12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45624" calcext:value-type="float">
            <text:p>124.2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55224" calcext:value-type="float">
            <text:p>124.8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12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6728" calcext:value-type="float">
            <text:p>124.6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16056" calcext:value-type="float">
            <text:p>125.4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12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74552" calcext:value-type="float">
            <text:p>125.5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36752" calcext:value-type="float">
            <text:p>127.9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11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22624" calcext:value-type="float">
            <text:p>130.7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97072" calcext:value-type="float">
            <text:p>130.4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11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30016" calcext:value-type="float">
            <text:p>130.4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11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03296" calcext:value-type="float">
            <text:p>130.0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11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95904" calcext:value-type="float">
            <text:p>130.2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92016" calcext:value-type="float">
            <text:p>131.1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10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73016" calcext:value-type="float">
            <text:p>131.5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6568" calcext:value-type="float">
            <text:p>131.0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0008" calcext:value-type="float">
            <text:p>131.8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10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5272" calcext:value-type="float">
            <text:p>132.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10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1824" calcext:value-type="float">
            <text:p>131.9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0488" calcext:value-type="float">
            <text:p>131.9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10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0152" calcext:value-type="float">
            <text:p>132.2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9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15432" calcext:value-type="float">
            <text:p>132.6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9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80808" calcext:value-type="float">
            <text:p>134.4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9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4164" calcext:value-type="float">
            <text:p>135.0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6088" calcext:value-type="float">
            <text:p>134.8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9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00136" calcext:value-type="float">
            <text:p>135.2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8736" calcext:value-type="float">
            <text:p>135.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838" calcext:value-type="float">
            <text:p>137.0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8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96576" calcext:value-type="float">
            <text:p>137.1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8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6728" calcext:value-type="float">
            <text:p>139.9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76552" calcext:value-type="float">
            <text:p>141.5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8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9232" calcext:value-type="float">
            <text:p>140.1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7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3456" calcext:value-type="float">
            <text:p>138.9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7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3556" calcext:value-type="float">
            <text:p>139.7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7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98072" calcext:value-type="float">
            <text:p>138.4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7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75568" calcext:value-type="float">
            <text:p>138.2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7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28352" calcext:value-type="float">
            <text:p>136.9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3752" calcext:value-type="float">
            <text:p>134.4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93256" calcext:value-type="float">
            <text:p>133.4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1096" calcext:value-type="float">
            <text:p>133.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0152" calcext:value-type="float">
            <text:p>132.2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45712" calcext:value-type="float">
            <text:p>131.0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6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97328" calcext:value-type="float">
            <text:p>129.4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6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45056" calcext:value-type="float">
            <text:p>128.8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6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0556" calcext:value-type="float">
            <text:p>128.3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5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17496" calcext:value-type="float">
            <text:p>129.3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5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6728" calcext:value-type="float">
            <text:p>128.5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2372" calcext:value-type="float">
            <text:p>128.8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5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18664" calcext:value-type="float">
            <text:p>129.5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3608" calcext:value-type="float">
            <text:p>130.2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45384" calcext:value-type="float">
            <text:p>129.9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64384" calcext:value-type="float">
            <text:p>129.5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65552" calcext:value-type="float">
            <text:p>129.7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4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79496" calcext:value-type="float">
            <text:p>130.0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25544" calcext:value-type="float">
            <text:p>131.2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4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0992" calcext:value-type="float">
            <text:p>131.3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5376" calcext:value-type="float">
            <text:p>131.4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16" calcext:value-type="float">
            <text:p>130.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3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27552" calcext:value-type="float">
            <text:p>130.5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3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3104" calcext:value-type="float">
            <text:p>130.7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3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25544" calcext:value-type="float">
            <text:p>131.2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3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34104" calcext:value-type="float">
            <text:p>131.1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7048" calcext:value-type="float">
            <text:p>131.0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3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2788" calcext:value-type="float">
            <text:p>131.6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01488" calcext:value-type="float">
            <text:p>132.3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0152" calcext:value-type="float">
            <text:p>132.2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9984" calcext:value-type="float">
            <text:p>132.4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21656" calcext:value-type="float">
            <text:p>132.1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95264" calcext:value-type="float">
            <text:p>132.7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75096" calcext:value-type="float">
            <text:p>132.9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81648" calcext:value-type="float">
            <text:p>133.5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47864" calcext:value-type="float">
            <text:p>134.5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80808" calcext:value-type="float">
            <text:p>134.4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81976" calcext:value-type="float">
            <text:p>134.6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41312" calcext:value-type="float">
            <text:p>133.9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0152" calcext:value-type="float">
            <text:p>132.2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72" calcext:value-type="float">
            <text:p>133.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8704" calcext:value-type="float">
            <text:p>133.6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576" calcext:value-type="float">
            <text:p>133.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61152" calcext:value-type="float">
            <text:p>132.6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7276" calcext:value-type="float">
            <text:p>132.5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28208" calcext:value-type="float">
            <text:p>132.7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4424" calcext:value-type="float">
            <text:p>133.6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62648" calcext:value-type="float">
            <text:p>133.9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46696" calcext:value-type="float">
            <text:p>134.3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4164" calcext:value-type="float">
            <text:p>135.0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1408" calcext:value-type="float">
            <text:p>135.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68688" calcext:value-type="float">
            <text:p>136.5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7816" calcext:value-type="float">
            <text:p>137.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9688" calcext:value-type="float">
            <text:p>136.9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23624" calcext:value-type="float">
            <text:p>138.7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50344" calcext:value-type="float">
            <text:p>139.1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8064" calcext:value-type="float">
            <text:p>139.9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4944" calcext:value-type="float">
            <text:p>141.6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90496" calcext:value-type="float">
            <text:p>141.8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66112" calcext:value-type="float">
            <text:p>141.8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51" calcext:value-type="float">
            <text:p>141.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284" calcext:value-type="float">
            <text:p>140.8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3776" calcext:value-type="float">
            <text:p>141.4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85112" calcext:value-type="float">
            <text:p>141.4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512" calcext:value-type="float">
            <text:p>140.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91008" calcext:value-type="float">
            <text:p>139.8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6392" calcext:value-type="float">
            <text:p>140.2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612" calcext:value-type="float">
            <text:p>140.4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512" calcext:value-type="float">
            <text:p>140.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1824" calcext:value-type="float">
            <text:p>138.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44632" calcext:value-type="float">
            <text:p>137.6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0632" calcext:value-type="float">
            <text:p>136.1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692" calcext:value-type="float">
            <text:p>134.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032" calcext:value-type="float">
            <text:p>132.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05704" calcext:value-type="float">
            <text:p>132.5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48376" calcext:value-type="float">
            <text:p>132.5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1824" calcext:value-type="float">
            <text:p>131.9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688" calcext:value-type="float">
            <text:p>131.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46" calcext:value-type="float">
            <text:p>132.0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9152" calcext:value-type="float">
            <text:p>131.8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58488" calcext:value-type="float">
            <text:p>131.1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31768" calcext:value-type="float">
            <text:p>130.7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98824" calcext:value-type="float">
            <text:p>130.7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504" calcext:value-type="float">
            <text:p>131.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4772" calcext:value-type="float">
            <text:p>130.3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16" calcext:value-type="float">
            <text:p>130.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06216" calcext:value-type="float">
            <text:p>130.5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16" calcext:value-type="float">
            <text:p>130.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18152" calcext:value-type="float">
            <text:p>131.5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21328" calcext:value-type="float">
            <text:p>131.0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926" calcext:value-type="float">
            <text:p>131.2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93768" calcext:value-type="float">
            <text:p>131.4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18152" calcext:value-type="float">
            <text:p>131.5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06544" calcext:value-type="float">
            <text:p>131.6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86048" calcext:value-type="float">
            <text:p>130.6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34104" calcext:value-type="float">
            <text:p>131.1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44544" calcext:value-type="float">
            <text:p>130.8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86048" calcext:value-type="float">
            <text:p>130.6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58488" calcext:value-type="float">
            <text:p>131.1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9656" calcext:value-type="float">
            <text:p>131.3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92272" calcext:value-type="float">
            <text:p>130.1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79496" calcext:value-type="float">
            <text:p>130.0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4772" calcext:value-type="float">
            <text:p>130.3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72104" calcext:value-type="float">
            <text:p>130.3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54272" calcext:value-type="float">
            <text:p>130.9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99664" calcext:value-type="float">
            <text:p>129.8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59328" calcext:value-type="float">
            <text:p>130.2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25216" calcext:value-type="float">
            <text:p>130.1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52264" calcext:value-type="float">
            <text:p>131.6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0824" calcext:value-type="float">
            <text:p>131.5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5376" calcext:value-type="float">
            <text:p>131.4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88" calcext:value-type="float">
            <text:p>132.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2096" calcext:value-type="float">
            <text:p>131.8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21656" calcext:value-type="float">
            <text:p>132.1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95264" calcext:value-type="float">
            <text:p>132.7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8704" calcext:value-type="float">
            <text:p>133.6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46368" calcext:value-type="float">
            <text:p>133.2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4424" calcext:value-type="float">
            <text:p>133.6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248" calcext:value-type="float">
            <text:p>134.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03312" calcext:value-type="float">
            <text:p>134.7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0536" calcext:value-type="float">
            <text:p>134.5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71536" calcext:value-type="float">
            <text:p>134.9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12" calcext:value-type="float">
            <text:p>135.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16416" calcext:value-type="float">
            <text:p>135.9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18752" calcext:value-type="float">
            <text:p>136.3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5708" calcext:value-type="float">
            <text:p>136.6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0696" calcext:value-type="float">
            <text:p>135.8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25176" calcext:value-type="float">
            <text:p>137.4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25304" calcext:value-type="float">
            <text:p>136.9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79584" calcext:value-type="float">
            <text:p>136.8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028" calcext:value-type="float">
            <text:p>136.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58" calcext:value-type="float">
            <text:p>137.8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0008" calcext:value-type="float">
            <text:p>137.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23296" calcext:value-type="float">
            <text:p>137.6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7252" calcext:value-type="float">
            <text:p>138.2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64288" calcext:value-type="float">
            <text:p>139.4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9568" calcext:value-type="float">
            <text:p>139.7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85952" calcext:value-type="float">
            <text:p>140.5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01064" calcext:value-type="float">
            <text:p>141.1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45944" calcext:value-type="float">
            <text:p>142.0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9484" calcext:value-type="float">
            <text:p>141.5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58392" calcext:value-type="float">
            <text:p>141.0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11176" calcext:value-type="float">
            <text:p>139.7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32512" calcext:value-type="float">
            <text:p>139.7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72848" calcext:value-type="float">
            <text:p>139.3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904" calcext:value-type="float">
            <text:p>140.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1896" calcext:value-type="float">
            <text:p>141.6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87776" calcext:value-type="float">
            <text:p>142.9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956" calcext:value-type="float">
            <text:p>141.2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94" calcext:value-type="float">
            <text:p>139.9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58" calcext:value-type="float">
            <text:p>137.8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03968" calcext:value-type="float">
            <text:p>136.9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26856" calcext:value-type="float">
            <text:p>135.6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21472" calcext:value-type="float">
            <text:p>135.2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31912" calcext:value-type="float">
            <text:p>134.9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73416" calcext:value-type="float">
            <text:p>134.7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15248" calcext:value-type="float">
            <text:p>135.7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81136" calcext:value-type="float">
            <text:p>135.5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4164" calcext:value-type="float">
            <text:p>135.0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6752" calcext:value-type="float">
            <text:p>136.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52736" calcext:value-type="float">
            <text:p>136.9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0304" calcext:value-type="float">
            <text:p>135.0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41312" calcext:value-type="float">
            <text:p>133.9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19648" calcext:value-type="float">
            <text:p>132.8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13096" calcext:value-type="float">
            <text:p>132.2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70424" calcext:value-type="float">
            <text:p>132.1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25872" calcext:value-type="float">
            <text:p>132.3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17312" calcext:value-type="float">
            <text:p>132.4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70096" calcext:value-type="float">
            <text:p>131.0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83712" calcext:value-type="float">
            <text:p>130.2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832" calcext:value-type="float">
            <text:p>131.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79824" calcext:value-type="float">
            <text:p>131.1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932" calcext:value-type="float">
            <text:p>131.7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97984" calcext:value-type="float">
            <text:p>131.6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12256" calcext:value-type="float">
            <text:p>133.1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17312" calcext:value-type="float">
            <text:p>132.4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3748" calcext:value-type="float">
            <text:p>132.2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3536" calcext:value-type="float">
            <text:p>131.9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3264" calcext:value-type="float">
            <text:p>132.0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3592" calcext:value-type="float">
            <text:p>133.1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85536" calcext:value-type="float">
            <text:p>132.6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9984" calcext:value-type="float">
            <text:p>132.4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3536" calcext:value-type="float">
            <text:p>131.9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2016" calcext:value-type="float">
            <text:p>130.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58816" calcext:value-type="float">
            <text:p>132.2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18152" calcext:value-type="float">
            <text:p>131.5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4604" calcext:value-type="float">
            <text:p>132.1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7648" calcext:value-type="float">
            <text:p>132.0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94096" calcext:value-type="float">
            <text:p>132.5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94096" calcext:value-type="float">
            <text:p>132.5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31256" calcext:value-type="float">
            <text:p>132.7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704" calcext:value-type="float">
            <text:p>132.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2424" calcext:value-type="float">
            <text:p>132.9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31256" calcext:value-type="float">
            <text:p>132.7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7032" calcext:value-type="float">
            <text:p>133.9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9144" calcext:value-type="float">
            <text:p>133.3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376" calcext:value-type="float">
            <text:p>132.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1" calcext:value-type="float">
            <text:p>133.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54544" calcext:value-type="float">
            <text:p>134.6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96048" calcext:value-type="float">
            <text:p>134.4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5688" calcext:value-type="float">
            <text:p>135.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08824" calcext:value-type="float">
            <text:p>134.6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03768" calcext:value-type="float">
            <text:p>135.3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30816" calcext:value-type="float">
            <text:p>136.8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42424" calcext:value-type="float">
            <text:p>136.7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5368" calcext:value-type="float">
            <text:p>136.6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376" calcext:value-type="float">
            <text:p>136.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50144" calcext:value-type="float">
            <text:p>137.5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02416" calcext:value-type="float">
            <text:p>138.2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16688" calcext:value-type="float">
            <text:p>139.6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92304" calcext:value-type="float">
            <text:p>139.5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0136" calcext:value-type="float">
            <text:p>139.0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46584" calcext:value-type="float">
            <text:p>139.5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7064" calcext:value-type="float">
            <text:p>138.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56368" calcext:value-type="float">
            <text:p>137.0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16872" calcext:value-type="float">
            <text:p>136.5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7504" calcext:value-type="float">
            <text:p>135.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0936" calcext:value-type="float">
            <text:p>133.9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07656" calcext:value-type="float">
            <text:p>134.4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17384" calcext:value-type="float">
            <text:p>134.5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57208" calcext:value-type="float">
            <text:p>136.1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984" calcext:value-type="float">
            <text:p>135.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81592" calcext:value-type="float">
            <text:p>136.1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54872" calcext:value-type="float">
            <text:p>135.7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17712" calcext:value-type="float">
            <text:p>135.6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4048" calcext:value-type="float">
            <text:p>133.7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3888" calcext:value-type="float">
            <text:p>132.4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70496" calcext:value-type="float">
            <text:p>134.2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81776" calcext:value-type="float">
            <text:p>133.0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9832" calcext:value-type="float">
            <text:p>133.5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9496" calcext:value-type="float">
            <text:p>133.8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9496" calcext:value-type="float">
            <text:p>133.8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5888" calcext:value-type="float">
            <text:p>133.2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6888" calcext:value-type="float">
            <text:p>133.5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5888" calcext:value-type="float">
            <text:p>133.2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4048" calcext:value-type="float">
            <text:p>133.7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4916" calcext:value-type="float">
            <text:p>134.2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48832" calcext:value-type="float">
            <text:p>133.1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93384" calcext:value-type="float">
            <text:p>132.9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66664" calcext:value-type="float">
            <text:p>132.5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4392" calcext:value-type="float">
            <text:p>131.9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9504" calcext:value-type="float">
            <text:p>132.4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3224" calcext:value-type="float">
            <text:p>131.7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3056" calcext:value-type="float">
            <text:p>131.8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92728" calcext:value-type="float">
            <text:p>130.7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15232" calcext:value-type="float">
            <text:p>131.0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25672" calcext:value-type="float">
            <text:p>130.7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25672" calcext:value-type="float">
            <text:p>130.7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54728" calcext:value-type="float">
            <text:p>131.5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54728" calcext:value-type="float">
            <text:p>131.5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354" calcext:value-type="float">
            <text:p>130.8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584" calcext:value-type="float">
            <text:p>130.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59784" calcext:value-type="float">
            <text:p>130.8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41952" calcext:value-type="float">
            <text:p>131.4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7068" calcext:value-type="float">
            <text:p>131.1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71264" calcext:value-type="float">
            <text:p>131.2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076" calcext:value-type="float">
            <text:p>131.8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2704" calcext:value-type="float">
            <text:p>131.3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96816" calcext:value-type="float">
            <text:p>131.4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2096" calcext:value-type="float">
            <text:p>131.8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11088" calcext:value-type="float">
            <text:p>132.9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59472" calcext:value-type="float">
            <text:p>134.4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452" calcext:value-type="float">
            <text:p>133.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2096" calcext:value-type="float">
            <text:p>131.8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69584" calcext:value-type="float">
            <text:p>133.0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7136" calcext:value-type="float">
            <text:p>134.0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5208" calcext:value-type="float">
            <text:p>134.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5208" calcext:value-type="float">
            <text:p>134.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0632" calcext:value-type="float">
            <text:p>136.1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978" calcext:value-type="float">
            <text:p>134.7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91576" calcext:value-type="float">
            <text:p>135.2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5124" calcext:value-type="float">
            <text:p>135.6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598" calcext:value-type="float">
            <text:p>135.5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98128" calcext:value-type="float">
            <text:p>135.8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79128" calcext:value-type="float">
            <text:p>136.2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1352" calcext:value-type="float">
            <text:p>138.0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13568" calcext:value-type="float">
            <text:p>137.5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3064" calcext:value-type="float">
            <text:p>138.0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344" calcext:value-type="float">
            <text:p>138.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74728" calcext:value-type="float">
            <text:p>139.1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3472" calcext:value-type="float">
            <text:p>140.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68832" calcext:value-type="float">
            <text:p>140.7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62936" calcext:value-type="float">
            <text:p>142.3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31488" calcext:value-type="float">
            <text:p>143.7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6208" calcext:value-type="float">
            <text:p>143.3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1936" calcext:value-type="float">
            <text:p>141.9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02104" calcext:value-type="float">
            <text:p>141.8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64104" calcext:value-type="float">
            <text:p>142.5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41928" calcext:value-type="float">
            <text:p>143.4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7688" calcext:value-type="float">
            <text:p>142.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3388" calcext:value-type="float">
            <text:p>141.5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94056" calcext:value-type="float">
            <text:p>139.8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3232" calcext:value-type="float">
            <text:p>137.8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5812" calcext:value-type="float">
            <text:p>137.3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12728" calcext:value-type="float">
            <text:p>138.4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89384" calcext:value-type="float">
            <text:p>139.0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5936" calcext:value-type="float">
            <text:p>139.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6768" calcext:value-type="float">
            <text:p>140.2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68048" calcext:value-type="float">
            <text:p>139.0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85552" calcext:value-type="float">
            <text:p>137.3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94112" calcext:value-type="float">
            <text:p>137.2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4888" calcext:value-type="float">
            <text:p>136.6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86064" calcext:value-type="float">
            <text:p>135.3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32624" calcext:value-type="float">
            <text:p>134.5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31128" calcext:value-type="float">
            <text:p>133.2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83912" calcext:value-type="float">
            <text:p>131.8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9464" calcext:value-type="float">
            <text:p>132.1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2968" calcext:value-type="float">
            <text:p>132.7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968" calcext:value-type="float">
            <text:p>134.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77688" calcext:value-type="float">
            <text:p>132.3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71136" calcext:value-type="float">
            <text:p>131.7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56024" calcext:value-type="float">
            <text:p>131.2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84752" calcext:value-type="float">
            <text:p>130.9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70808" calcext:value-type="float">
            <text:p>130.6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23592" calcext:value-type="float">
            <text:p>129.3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712" calcext:value-type="float">
            <text:p>129.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84096" calcext:value-type="float">
            <text:p>128.7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29816" calcext:value-type="float">
            <text:p>128.8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61592" calcext:value-type="float">
            <text:p>128.5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96872" calcext:value-type="float">
            <text:p>128.8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01088" calcext:value-type="float">
            <text:p>129.1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56864" calcext:value-type="float">
            <text:p>130.3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56864" calcext:value-type="float">
            <text:p>130.3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62248" calcext:value-type="float">
            <text:p>130.7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63416" calcext:value-type="float">
            <text:p>130.9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49472" calcext:value-type="float">
            <text:p>130.6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636" calcext:value-type="float">
            <text:p>130.8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11472" calcext:value-type="float">
            <text:p>131.4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5248" calcext:value-type="float">
            <text:p>131.9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0296" calcext:value-type="float">
            <text:p>132.6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51296" calcext:value-type="float">
            <text:p>133.0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3736" calcext:value-type="float">
            <text:p>133.5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0184" calcext:value-type="float">
            <text:p>134.0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78344" calcext:value-type="float">
            <text:p>134.5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32624" calcext:value-type="float">
            <text:p>134.5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9336" calcext:value-type="float">
            <text:p>136.4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074" calcext:value-type="float">
            <text:p>135.4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99168" calcext:value-type="float">
            <text:p>136.5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85552" calcext:value-type="float">
            <text:p>137.3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34776" calcext:value-type="float">
            <text:p>138.0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73432" calcext:value-type="float">
            <text:p>139.4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30376" calcext:value-type="float">
            <text:p>140.9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22144" calcext:value-type="float">
            <text:p>142.1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75256" calcext:value-type="float">
            <text:p>141.8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9528" calcext:value-type="float">
            <text:p>143.2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8192" calcext:value-type="float">
            <text:p>143.2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7604" calcext:value-type="float">
            <text:p>143.5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82136" calcext:value-type="float">
            <text:p>143.5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936" calcext:value-type="float">
            <text:p>143.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70856" calcext:value-type="float">
            <text:p>144.7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66128" calcext:value-type="float">
            <text:p>146.5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994" calcext:value-type="float">
            <text:p>147.5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4512" calcext:value-type="float">
            <text:p>147.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184" calcext:value-type="float">
            <text:p>148.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12504" calcext:value-type="float">
            <text:p>148.8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5272" calcext:value-type="float">
            <text:p>150.3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5888" calcext:value-type="float">
            <text:p>151.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0216" calcext:value-type="float">
            <text:p>151.0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5284" calcext:value-type="float">
            <text:p>148.4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80728" calcext:value-type="float">
            <text:p>149.0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92336" calcext:value-type="float">
            <text:p>148.9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59392" calcext:value-type="float">
            <text:p>149.0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7872" calcext:value-type="float">
            <text:p>149.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8392" calcext:value-type="float">
            <text:p>148.6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3176" calcext:value-type="float">
            <text:p>148.0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4512" calcext:value-type="float">
            <text:p>147.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06792" calcext:value-type="float">
            <text:p>147.3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5368" calcext:value-type="float">
            <text:p>147.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3136" calcext:value-type="float">
            <text:p>144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49192" calcext:value-type="float">
            <text:p>143.6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71696" calcext:value-type="float">
            <text:p>143.8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3136" calcext:value-type="float">
            <text:p>144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96736" calcext:value-type="float">
            <text:p>146.0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0216" calcext:value-type="float">
            <text:p>151.0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8896" calcext:value-type="float">
            <text:p>148.1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72496" calcext:value-type="float">
            <text:p>150.2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94672" calcext:value-type="float">
            <text:p>149.3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45776" calcext:value-type="float">
            <text:p>149.8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91496" calcext:value-type="float">
            <text:p>149.8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46288" calcext:value-type="float">
            <text:p>147.8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5368" calcext:value-type="float">
            <text:p>147.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66456" calcext:value-type="float">
            <text:p>147.6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4596" calcext:value-type="float">
            <text:p>146.7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23128" calcext:value-type="float">
            <text:p>145.4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43296" calcext:value-type="float">
            <text:p>145.2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7624" calcext:value-type="float">
            <text:p>145.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0864" calcext:value-type="float">
            <text:p>143.3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0528" calcext:value-type="float">
            <text:p>143.6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3648" calcext:value-type="float">
            <text:p>141.9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9208" calcext:value-type="float">
            <text:p>140.7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9872" calcext:value-type="float">
            <text:p>141.4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74928" calcext:value-type="float">
            <text:p>140.7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126" calcext:value-type="float">
            <text:p>138.9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3272" calcext:value-type="float">
            <text:p>138.1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79656" calcext:value-type="float">
            <text:p>138.9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27384" calcext:value-type="float">
            <text:p>138.3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89056" calcext:value-type="float">
            <text:p>137.9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2116" calcext:value-type="float">
            <text:p>138.8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83288" calcext:value-type="float">
            <text:p>139.0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7504" calcext:value-type="float">
            <text:p>139.2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3584" calcext:value-type="float">
            <text:p>134.5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2536" calcext:value-type="float">
            <text:p>134.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38136" calcext:value-type="float">
            <text:p>134.4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9144" calcext:value-type="float">
            <text:p>133.3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68032" calcext:value-type="float">
            <text:p>134.3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0144" calcext:value-type="float">
            <text:p>133.7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05192" calcext:value-type="float">
            <text:p>134.5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9968" calcext:value-type="float">
            <text:p>135.3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41968" calcext:value-type="float">
            <text:p>136.1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28352" calcext:value-type="float">
            <text:p>136.9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9296" calcext:value-type="float">
            <text:p>136.0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68688" calcext:value-type="float">
            <text:p>136.5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6752" calcext:value-type="float">
            <text:p>136.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05848" calcext:value-type="float">
            <text:p>136.7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86848" calcext:value-type="float">
            <text:p>137.0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47352" calcext:value-type="float">
            <text:p>136.5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68688" calcext:value-type="float">
            <text:p>136.5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6512" calcext:value-type="float">
            <text:p>137.4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95408" calcext:value-type="float">
            <text:p>136.9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46184" calcext:value-type="float">
            <text:p>136.3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39632" calcext:value-type="float">
            <text:p>135.7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4164" calcext:value-type="float">
            <text:p>135.0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94752" calcext:value-type="float">
            <text:p>134.7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2536" calcext:value-type="float">
            <text:p>134.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32752" calcext:value-type="float">
            <text:p>134.0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58632" calcext:value-type="float">
            <text:p>135.3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08" calcext:value-type="float">
            <text:p>135.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62464" calcext:value-type="float">
            <text:p>137.0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15576" calcext:value-type="float">
            <text:p>136.8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9756" calcext:value-type="float">
            <text:p>140.4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228" calcext:value-type="float">
            <text:p>140.1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01776" calcext:value-type="float">
            <text:p>140.7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64" calcext:value-type="float">
            <text:p>138.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6864" calcext:value-type="float">
            <text:p>134.1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4424" calcext:value-type="float">
            <text:p>133.6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06872" calcext:value-type="float">
            <text:p>132.7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96816" calcext:value-type="float">
            <text:p>131.4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71592" calcext:value-type="float">
            <text:p>132.3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3752" calcext:value-type="float">
            <text:p>134.4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632" calcext:value-type="float">
            <text:p>130.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08936" calcext:value-type="float">
            <text:p>129.4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8864" calcext:value-type="float">
            <text:p>130.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6588" calcext:value-type="float">
            <text:p>130.8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9864" calcext:value-type="float">
            <text:p>133.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7368" calcext:value-type="float">
            <text:p>133.6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926" calcext:value-type="float">
            <text:p>131.2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8572" calcext:value-type="float">
            <text:p>129.5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04392" calcext:value-type="float">
            <text:p>128.1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36168" calcext:value-type="float">
            <text:p>127.8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18336" calcext:value-type="float">
            <text:p>128.4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9616" calcext:value-type="float">
            <text:p>127.2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28448" calcext:value-type="float">
            <text:p>127.0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84224" calcext:value-type="float">
            <text:p>128.2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57504" calcext:value-type="float">
            <text:p>127.8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62888" calcext:value-type="float">
            <text:p>128.2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02056" calcext:value-type="float">
            <text:p>127.7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6672" calcext:value-type="float">
            <text:p>127.2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8928" calcext:value-type="float">
            <text:p>127.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4356" calcext:value-type="float">
            <text:p>127.5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56664" calcext:value-type="float">
            <text:p>128.7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03552" calcext:value-type="float">
            <text:p>129.0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8928" calcext:value-type="float">
            <text:p>127.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0828" calcext:value-type="float">
            <text:p>127.2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4728" calcext:value-type="float">
            <text:p>127.7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91616" calcext:value-type="float">
            <text:p>127.9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8844" calcext:value-type="float">
            <text:p>128.4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50112" calcext:value-type="float">
            <text:p>128.1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632" calcext:value-type="float">
            <text:p>130.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56" calcext:value-type="float">
            <text:p>128.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632" calcext:value-type="float">
            <text:p>130.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288" calcext:value-type="float">
            <text:p>129.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18992" calcext:value-type="float">
            <text:p>130.6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24376" calcext:value-type="float">
            <text:p>131.0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25544" calcext:value-type="float">
            <text:p>131.2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65696" calcext:value-type="float">
            <text:p>133.9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6648" calcext:value-type="float">
            <text:p>131.6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85208" calcext:value-type="float">
            <text:p>131.5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58816" calcext:value-type="float">
            <text:p>132.2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3704" calcext:value-type="float">
            <text:p>131.7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6672" calcext:value-type="float">
            <text:p>129.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632" calcext:value-type="float">
            <text:p>130.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632" calcext:value-type="float">
            <text:p>130.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0304" calcext:value-type="float">
            <text:p>131.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23208" calcext:value-type="float">
            <text:p>130.8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58488" calcext:value-type="float">
            <text:p>131.1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0304" calcext:value-type="float">
            <text:p>131.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552" calcext:value-type="float">
            <text:p>131.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688" calcext:value-type="float">
            <text:p>131.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784" calcext:value-type="float">
            <text:p>131.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032" calcext:value-type="float">
            <text:p>132.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356" calcext:value-type="float">
            <text:p>132.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356" calcext:value-type="float">
            <text:p>132.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0992" calcext:value-type="float">
            <text:p>132.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048" calcext:value-type="float">
            <text:p>133.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5208" calcext:value-type="float">
            <text:p>134.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72" calcext:value-type="float">
            <text:p>133.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3872" calcext:value-type="float">
            <text:p>134.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6" calcext:value-type="float">
            <text:p>135.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224" calcext:value-type="float">
            <text:p>136.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32" calcext:value-type="float">
            <text:p>136.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1136" calcext:value-type="float">
            <text:p>136.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648" calcext:value-type="float">
            <text:p>137.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88" calcext:value-type="float">
            <text:p>138.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5456" calcext:value-type="float">
            <text:p>139.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8984" calcext:value-type="float">
            <text:p>139.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86008" calcext:value-type="float">
            <text:p>137.9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74856" calcext:value-type="float">
            <text:p>138.6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6744" calcext:value-type="float">
            <text:p>137.0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7312" calcext:value-type="float">
            <text:p>140.0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33096" calcext:value-type="float">
            <text:p>139.8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2096" calcext:value-type="float">
            <text:p>137.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028" calcext:value-type="float">
            <text:p>136.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27056" calcext:value-type="float">
            <text:p>137.2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93656" calcext:value-type="float">
            <text:p>136.6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94624" calcext:value-type="float">
            <text:p>135.2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26528" calcext:value-type="float">
            <text:p>134.5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62776" calcext:value-type="float">
            <text:p>133.4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07584" calcext:value-type="float">
            <text:p>132.3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3536" calcext:value-type="float">
            <text:p>131.9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52936" calcext:value-type="float">
            <text:p>138.5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52936" calcext:value-type="float">
            <text:p>138.5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55984" calcext:value-type="float">
            <text:p>138.5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29008" calcext:value-type="float">
            <text:p>139.1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6292" calcext:value-type="float">
            <text:p>137.6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37496" calcext:value-type="float">
            <text:p>136.9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26528" calcext:value-type="float">
            <text:p>134.5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92672" calcext:value-type="float">
            <text:p>133.3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38648" calcext:value-type="float">
            <text:p>132.4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17896" calcext:value-type="float">
            <text:p>132.5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44616" calcext:value-type="float">
            <text:p>132.9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61864" calcext:value-type="float">
            <text:p>132.2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504" calcext:value-type="float">
            <text:p>131.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8704" calcext:value-type="float">
            <text:p>133.6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77304" calcext:value-type="float">
            <text:p>133.8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8816" calcext:value-type="float">
            <text:p>136.0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51112" calcext:value-type="float">
            <text:p>136.1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33536" calcext:value-type="float">
            <text:p>135.7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33536" calcext:value-type="float">
            <text:p>135.7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35544" calcext:value-type="float">
            <text:p>135.0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14792" calcext:value-type="float">
            <text:p>135.1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89952" calcext:value-type="float">
            <text:p>134.4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40016" calcext:value-type="float">
            <text:p>134.2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6864" calcext:value-type="float">
            <text:p>134.1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82688" calcext:value-type="float">
            <text:p>134.2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52792" calcext:value-type="float">
            <text:p>134.3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816" calcext:value-type="float">
            <text:p>133.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7212" calcext:value-type="float">
            <text:p>135.0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35544" calcext:value-type="float">
            <text:p>135.0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35544" calcext:value-type="float">
            <text:p>135.0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35544" calcext:value-type="float">
            <text:p>135.0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6736" calcext:value-type="float">
            <text:p>134.6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78672" calcext:value-type="float">
            <text:p>135.6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684" calcext:value-type="float">
            <text:p>134.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2968" calcext:value-type="float">
            <text:p>132.7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24648" calcext:value-type="float">
            <text:p>134.7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04024" calcext:value-type="float">
            <text:p>134.3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5564" calcext:value-type="float">
            <text:p>132.7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07056" calcext:value-type="float">
            <text:p>129.6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44216" calcext:value-type="float">
            <text:p>129.7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55112" calcext:value-type="float">
            <text:p>130.0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24048" calcext:value-type="float">
            <text:p>129.9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80336" calcext:value-type="float">
            <text:p>129.1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48" calcext:value-type="float">
            <text:p>129.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9344" calcext:value-type="float">
            <text:p>130.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6128" calcext:value-type="float">
            <text:p>131.3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6568" calcext:value-type="float">
            <text:p>131.0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31896" calcext:value-type="float">
            <text:p>130.2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21712" calcext:value-type="float">
            <text:p>129.5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75864" calcext:value-type="float">
            <text:p>129.9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3624" calcext:value-type="float">
            <text:p>129.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69056" calcext:value-type="float">
            <text:p>130.3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684" calcext:value-type="float">
            <text:p>130.9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3872" calcext:value-type="float">
            <text:p>131.5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02072" calcext:value-type="float">
            <text:p>132.4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46952" calcext:value-type="float">
            <text:p>133.3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01352" calcext:value-type="float">
            <text:p>149.5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44608" calcext:value-type="float">
            <text:p>149.6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4225</text:p>
          </table:table-cell>
          <table:table-cell office:value-type="string" calcext:value-type="string">
            <text:p>Bandera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30488" calcext:value-type="float">
            <text:p>135.7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66" meta:object-count="0"/>
    <meta:user-defined meta:name="AppVersion">3.0</meta:user-defined>
  </office:meta>
</office:document-meta>
</file>